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820fbb" officeooo:paragraph-rsid="008c4520"/>
    </style:style>
    <style:style style:name="P8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6" style:family="paragraph" style:parent-style-name="Standard">
      <style:text-properties fo:font-size="10pt" officeooo:rsid="002b1b8f" officeooo:paragraph-rsid="008ca3c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8d7f33" style:font-size-asian="10pt" style:font-size-complex="10pt"/>
    </style:style>
    <style:style style:name="P18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058aa8b"/>
    </style:style>
    <style:style style:name="P22" style:family="paragraph" style:parent-style-name="Standard">
      <style:paragraph-properties fo:break-before="page"/>
      <style:text-properties officeooo:paragraph-rsid="0058aa8b"/>
    </style:style>
    <style:style style:name="P23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8f920b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4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85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7803d7" officeooo:paragraph-rsid="0081e6a0" style:font-size-asian="10pt" style:font-weight-asian="bold" style:font-size-complex="10pt" style:font-weight-complex="bold"/>
    </style:style>
    <style:style style:name="P28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9" style:family="paragraph" style:parent-style-name="Standard">
      <style:paragraph-properties fo:text-align="start" style:justify-single-word="false"/>
      <style:text-properties officeooo:paragraph-rsid="007803d7"/>
    </style:style>
    <style:style style:name="P300" style:family="paragraph" style:parent-style-name="Standard">
      <style:paragraph-properties fo:text-align="start" style:justify-single-word="false"/>
      <style:text-properties officeooo:paragraph-rsid="007b7692"/>
    </style:style>
    <style:style style:name="P301" style:family="paragraph" style:parent-style-name="Standard">
      <style:paragraph-properties fo:text-align="start" style:justify-single-word="false"/>
      <style:text-properties officeooo:paragraph-rsid="00816c03"/>
    </style:style>
    <style:style style:name="P302" style:family="paragraph" style:parent-style-name="Standard">
      <style:paragraph-properties fo:text-align="start" style:justify-single-word="false"/>
      <style:text-properties officeooo:paragraph-rsid="00879f16"/>
    </style:style>
    <style:style style:name="P303" style:family="paragraph" style:parent-style-name="Standard">
      <style:paragraph-properties fo:text-align="start" style:justify-single-word="false"/>
      <style:text-properties officeooo:paragraph-rsid="008c4520"/>
    </style:style>
    <style:style style:name="P304" style:family="paragraph" style:parent-style-name="Standard">
      <style:paragraph-properties fo:text-align="start" style:justify-single-word="false"/>
      <style:text-properties officeooo:paragraph-rsid="008ca3ce"/>
    </style:style>
    <style:style style:name="P305" style:family="paragraph" style:parent-style-name="Standard">
      <style:paragraph-properties fo:text-align="start" style:justify-single-word="false"/>
      <style:text-properties officeooo:paragraph-rsid="008d7f33"/>
    </style:style>
    <style:style style:name="P306" style:family="paragraph" style:parent-style-name="Standard">
      <style:paragraph-properties fo:text-align="start" style:justify-single-word="false"/>
      <style:text-properties officeooo:paragraph-rsid="008f920b"/>
    </style:style>
    <style:style style:name="P3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3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normal" style:font-size-complex="10pt" style:font-weight-complex="normal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bold" style:font-size-complex="10pt" style:font-weight-complex="bold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20fbb" officeooo:paragraph-rsid="00879f16" style:font-size-asian="10pt" style:font-weight-asian="bold" style:font-size-complex="10pt" style:font-weight-complex="bold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79d17f" officeooo:paragraph-rsid="008ca3ce" style:font-size-asian="10pt" style:font-weight-asian="bold" style:font-size-complex="10pt" style:font-weight-complex="bold"/>
    </style:style>
    <style:style style:name="P315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316" style:family="paragraph" style:parent-style-name="Standard">
      <style:paragraph-properties fo:text-align="start" style:justify-single-word="false"/>
      <style:text-properties officeooo:rsid="008d7f33" officeooo:paragraph-rsid="008d7f33"/>
    </style:style>
    <style:style style:name="P31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318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91fdb3" style:font-size-asian="10pt" style:font-size-complex="10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officeooo:rsid="005288f1"/>
    </style:style>
    <style:style style:name="T33" style:family="text">
      <style:text-properties officeooo:rsid="0054023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54023d" style:font-size-asian="10pt" style:font-size-complex="10pt"/>
    </style:style>
    <style:style style:name="T36" style:family="text">
      <style:text-properties fo:font-size="10pt" officeooo:rsid="005e53e1" style:font-size-asian="10pt" style:font-size-complex="10pt"/>
    </style:style>
    <style:style style:name="T37" style:family="text">
      <style:text-properties fo:font-size="10pt" officeooo:rsid="007803d7" style:font-size-asian="10pt" style:font-size-complex="10pt"/>
    </style:style>
    <style:style style:name="T38" style:family="text">
      <style:text-properties fo:font-size="10pt" officeooo:rsid="0079d17f" style:font-size-asian="10pt" style:font-size-complex="10pt"/>
    </style:style>
    <style:style style:name="T39" style:family="text">
      <style:text-properties fo:font-size="10pt" officeooo:rsid="008d7f33" style:font-size-asian="10pt" style:font-size-complex="10pt"/>
    </style:style>
    <style:style style:name="T40" style:family="text">
      <style:text-properties fo:font-size="10pt" officeooo:rsid="008f920b" style:font-size-asian="10pt" style:font-size-complex="10pt"/>
    </style:style>
    <style:style style:name="T41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8f920b" style:font-size-asian="10pt" style:font-weight-asian="bold" style:font-size-complex="10pt" style:font-weight-complex="bold"/>
    </style:style>
    <style:style style:name="T45" style:family="text">
      <style:text-properties officeooo:rsid="005e53e1"/>
    </style:style>
    <style:style style:name="T46" style:family="text">
      <style:text-properties officeooo:rsid="0061d394"/>
    </style:style>
    <style:style style:name="T47" style:family="text">
      <style:text-properties officeooo:rsid="00671e46"/>
    </style:style>
    <style:style style:name="T48" style:family="text">
      <style:text-properties officeooo:rsid="006f45d9"/>
    </style:style>
    <style:style style:name="T49" style:family="text">
      <style:text-properties fo:font-weight="bold" officeooo:rsid="006f45d9" style:font-weight-asian="bold" style:font-weight-complex="bold"/>
    </style:style>
    <style:style style:name="T50" style:family="text">
      <style:text-properties fo:font-weight="bold" officeooo:rsid="0061d394" style:font-weight-asian="bold" style:font-weight-complex="bold"/>
    </style:style>
    <style:style style:name="T51" style:family="text">
      <style:text-properties fo:font-weight="bold" officeooo:rsid="001e57a8" style:font-weight-asian="bold" style:font-weight-complex="bold"/>
    </style:style>
    <style:style style:name="T52" style:family="text">
      <style:text-properties fo:font-weight="bold" officeooo:rsid="0022bb58" style:font-weight-asian="bold" style:font-weight-complex="bold"/>
    </style:style>
    <style:style style:name="T53" style:family="text">
      <style:text-properties fo:font-weight="bold" officeooo:rsid="008f920b" style:font-weight-asian="bold" style:font-weight-complex="bold"/>
    </style:style>
    <style:style style:name="T54" style:family="text">
      <style:text-properties fo:font-weight="bold" officeooo:rsid="00820fbb"/>
    </style:style>
    <style:style style:name="T55" style:family="text">
      <style:text-properties fo:font-weight="bold" officeooo:rsid="00879f16"/>
    </style:style>
    <style:style style:name="T56" style:family="text">
      <style:text-properties fo:font-weight="bold" officeooo:rsid="008c4520"/>
    </style:style>
    <style:style style:name="T57" style:family="text">
      <style:text-properties officeooo:rsid="00722a94"/>
    </style:style>
    <style:style style:name="T58" style:family="text">
      <style:text-properties officeooo:rsid="00724b32"/>
    </style:style>
    <style:style style:name="T59" style:family="text">
      <style:text-properties officeooo:rsid="00739539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style:font-name="Liberation Serif" fo:font-size="10pt" officeooo:rsid="007803d7" style:font-size-asian="10pt" style:font-size-complex="10pt"/>
    </style:style>
    <style:style style:name="T62" style:family="text">
      <style:text-properties style:font-name="Liberation Serif" fo:font-size="10pt" officeooo:rsid="000f6e6e" style:font-size-asian="10pt" style:font-size-complex="10pt"/>
    </style:style>
    <style:style style:name="T63" style:family="text">
      <style:text-properties style:font-name="Liberation Serif" fo:font-size="10pt" officeooo:rsid="006f45d9" style:font-size-asian="10pt" style:font-size-complex="10pt"/>
    </style:style>
    <style:style style:name="T64" style:family="text">
      <style:text-properties style:font-name="Liberation Serif" fo:font-size="10pt" officeooo:rsid="008c4520" style:font-size-asian="10pt" style:font-size-complex="10pt"/>
    </style:style>
    <style:style style:name="T65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66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78" style:family="text">
      <style:text-properties officeooo:rsid="00879f16"/>
    </style:style>
    <style:style style:name="T79" style:family="text">
      <style:text-properties officeooo:rsid="008c4520"/>
    </style:style>
    <style:style style:name="T80" style:family="text">
      <style:text-properties officeooo:rsid="00820fbb"/>
    </style:style>
    <style:style style:name="T81" style:family="text">
      <style:text-properties officeooo:rsid="008f920b"/>
    </style:style>
    <style:style style:name="T82" style:family="text">
      <style:text-properties officeooo:rsid="0091fdb3"/>
    </style:style>
    <style:style style:name="T83" style:family="text">
      <style:text-properties officeooo:rsid="0092db5e"/>
    </style:style>
    <style:style style:name="T84" style:family="text">
      <style:text-properties officeooo:rsid="00939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6">1. </text:span><text:span text:style-name="T34">Tabela com principais campos </text:span><text:span text:style-name="T35">do grupo ACBrBoleto.Cedente</text:span><text:span text:style-name="T34"> e quais bancos </text:span><text:span text:style-name="T35">os </text:span><text:span text:style-name="T34"><text:s/>utilizam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97">Componente</text:p>
          </table:table-cell>
          <table:table-cell table:style-name="Tabela1.A1" office:value-type="string">
            <text:p text:style-name="P298">Monitor/ Lib</text:p>
          </table:table-cell>
          <table:table-cell table:style-name="Tabela1.A1" office:value-type="string">
            <text:p text:style-name="P286">Bradesco</text:p>
          </table:table-cell>
          <table:table-cell table:style-name="Tabela1.A1" office:value-type="string">
            <text:p text:style-name="P286">B<text:span text:style-name="T11">anco do </text:span>B<text:span text:style-name="T11">rasil</text:span></text:p>
          </table:table-cell>
          <table:table-cell table:style-name="Tabela1.A1" office:value-type="string">
            <text:p text:style-name="P286">Banco da Amazonia</text:p>
          </table:table-cell>
          <table:table-cell table:style-name="Tabela1.A1" office:value-type="string">
            <text:p text:style-name="P286">Banestes</text:p>
          </table:table-cell>
          <table:table-cell table:style-name="Tabela1.A1" office:value-type="string">
            <text:p text:style-name="P286">Itau</text:p>
          </table:table-cell>
          <table:table-cell table:style-name="Tabela1.A1" office:value-type="string">
            <text:p text:style-name="P286">Sicredi</text:p>
          </table:table-cell>
          <table:table-cell table:style-name="Tabela1.A1" office:value-type="string">
            <text:p text:style-name="P286">Mercantil</text:p>
          </table:table-cell>
          <table:table-cell table:style-name="Tabela1.A1" office:value-type="string">
            <text:p text:style-name="P287">C<text:span text:style-name="T16">aixa</text:span></text:p>
          </table:table-cell>
          <table:table-cell table:style-name="Tabela1.A1" office:value-type="string">
            <text:p text:style-name="P287">C<text:span text:style-name="T16">aixa (Sicob)</text:span></text:p>
          </table:table-cell>
          <table:table-cell table:style-name="Tabela1.A1" office:value-type="string">
            <text:p text:style-name="P288">H<text:span text:style-name="T17">SBC</text:span></text:p>
          </table:table-cell>
          <table:table-cell table:style-name="Tabela1.A1" office:value-type="string">
            <text:p text:style-name="P287">Ban<text:span text:style-name="T17">co <text:s/>Nordeste</text:span></text:p>
          </table:table-cell>
          <table:table-cell table:style-name="Tabela1.A1" office:value-type="string">
            <text:p text:style-name="P289">BRB</text:p>
          </table:table-cell>
          <table:table-cell table:style-name="Tabela1.A1" office:value-type="string">
            <text:p text:style-name="P288">B<text:span text:style-name="T17">IC</text:span></text:p>
          </table:table-cell>
          <table:table-cell table:style-name="Tabela1.A1" office:value-type="string">
            <text:p text:style-name="P288">S<text:span text:style-name="T17">afra</text:span></text:p>
          </table:table-cell>
          <table:table-cell table:style-name="Tabela1.A1" office:value-type="string">
            <text:p text:style-name="P290">Daycoval</text:p>
          </table:table-cell>
          <table:table-cell table:style-name="Tabela1.A1" office:value-type="string">
            <text:p text:style-name="P291">Pine</text:p>
          </table:table-cell>
          <table:table-cell table:style-name="Tabela1.S1" office:value-type="string">
            <text:p text:style-name="P292">Cecred</text:p>
          </table:table-cell>
        </table:table-row>
        <table:table-row>
          <table:table-cell table:style-name="Tabela1.A2" office:value-type="string">
            <text:p text:style-name="P100">Agencia/DV</text:p>
          </table:table-cell>
          <table:table-cell table:style-name="Tabela1.A2" office:value-type="string">
            <text:p text:style-name="P110"><text:span text:style-name="T47">Agencia</text:span>/Digito<text:span text:style-name="T47">Agencia</text:span></text:p>
          </table:table-cell>
          <table:table-cell table:style-name="Tabela1.A2" office:value-type="string">
            <text:p text:style-name="P260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65">X</text:p>
          </table:table-cell>
          <table:table-cell table:style-name="Tabela1.S2" office:value-type="string">
            <text:p text:style-name="P201">X</text:p>
          </table:table-cell>
        </table:table-row>
        <table:table-row>
          <table:table-cell table:style-name="Tabela1.A2" office:value-type="string">
            <text:p text:style-name="P101">Conta/DV</text:p>
          </table:table-cell>
          <table:table-cell table:style-name="Tabela1.A2" office:value-type="string">
            <text:p text:style-name="P111">Conta/DigitoConta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65">X</text:p>
          </table:table-cell>
          <table:table-cell table:style-name="Tabela1.S2" office:value-type="string">
            <text:p text:style-name="P201">X</text:p>
          </table:table-cell>
        </table:table-row>
        <table:table-row>
          <table:table-cell table:style-name="Tabela1.A2" office:value-type="string">
            <text:p text:style-name="P101">Endereço<text:span text:style-name="T12">¹</text:span></text:p>
          </table:table-cell>
          <table:table-cell table:style-name="Tabela1.A2" office:value-type="string">
            <text:p text:style-name="P95">Logradouro/Numero/Bairro/Cidade/CEP/UF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47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65">X</text:p>
          </table:table-cell>
          <table:table-cell table:style-name="Tabela1.S2" office:value-type="string">
            <text:p text:style-name="P201">X</text:p>
          </table:table-cell>
        </table:table-row>
        <table:table-row>
          <table:table-cell table:style-name="Tabela1.A2" office:value-type="string">
            <text:p text:style-name="P101">CaracTitulo<text:span text:style-name="T12">²</text:span></text:p>
          </table:table-cell>
          <table:table-cell table:style-name="Tabela1.A2" office:value-type="string">
            <text:p text:style-name="P106">CaracTitulo</text:p>
          </table:table-cell>
          <table:table-cell table:style-name="Tabela1.A2" office:value-type="string">
            <text:p text:style-name="P226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27"/>
          </table:table-cell>
          <table:table-cell table:style-name="Tabela1.A2" office:value-type="string">
            <text:p text:style-name="P212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/>
          </table:table-cell>
          <table:table-cell table:style-name="Tabela1.A2" office:value-type="string">
            <text:p text:style-name="P203"/>
          </table:table-cell>
          <table:table-cell table:style-name="Tabela1.S2" office:value-type="string">
            <text:p text:style-name="P207">X</text:p>
          </table:table-cell>
        </table:table-row>
        <table:table-row>
          <table:table-cell table:style-name="Tabela1.A2" office:value-type="string">
            <text:p text:style-name="P114">Tipo Inscricao</text:p>
          </table:table-cell>
          <table:table-cell table:style-name="Tabela1.A2" office:value-type="string">
            <text:p text:style-name="P87">TipoPessoa</text:p>
          </table:table-cell>
          <table:table-cell table:style-name="Tabela1.A2" office:value-type="string">
            <text:p text:style-name="P226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65">X</text:p>
          </table:table-cell>
          <table:table-cell table:style-name="Tabela1.S2" office:value-type="string">
            <text:p text:style-name="P201">X</text:p>
          </table:table-cell>
        </table:table-row>
        <table:table-row>
          <table:table-cell table:style-name="Tabela1.A2" office:value-type="string">
            <text:p text:style-name="P101">CNPJ<text:span text:style-name="T12">(CPF)</text:span></text:p>
          </table:table-cell>
          <table:table-cell table:style-name="Tabela1.A2" office:value-type="string">
            <text:p text:style-name="P94">CNPJCPF</text:p>
          </table:table-cell>
          <table:table-cell table:style-name="Tabela1.A2" office:value-type="string">
            <text:p text:style-name="P226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65">X</text:p>
          </table:table-cell>
          <table:table-cell table:style-name="Tabela1.S2" office:value-type="string">
            <text:p text:style-name="P201">X</text:p>
          </table:table-cell>
        </table:table-row>
        <table:table-row>
          <table:table-cell table:style-name="Tabela1.A2" office:value-type="string">
            <text:p text:style-name="P114">Telefone<text:span text:style-name="T12">¹</text:span></text:p>
          </table:table-cell>
          <table:table-cell table:style-name="Tabela1.A2" office:value-type="string">
            <text:p text:style-name="P279">Não Implementado</text:p>
          </table:table-cell>
          <table:table-cell table:style-name="Tabela1.A2" office:value-type="string">
            <text:p text:style-name="P226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65">X</text:p>
          </table:table-cell>
          <table:table-cell table:style-name="Tabela1.S2" office:value-type="string">
            <text:p text:style-name="P201">X</text:p>
          </table:table-cell>
        </table:table-row>
        <table:table-row>
          <table:table-cell table:style-name="Tabela1.A2" office:value-type="string">
            <text:p text:style-name="P101">Cod. Cedente</text:p>
          </table:table-cell>
          <table:table-cell table:style-name="Tabela1.A2" office:value-type="string">
            <text:p text:style-name="P95">Codigo</text:p>
            <text:p text:style-name="P95">Cedente</text:p>
          </table:table-cell>
          <table:table-cell table:style-name="Tabela1.A2" office:value-type="string">
            <text:p text:style-name="P226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1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64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65">X</text:p>
          </table:table-cell>
          <table:table-cell table:style-name="Tabela1.S2" office:value-type="string">
            <text:p text:style-name="P201"/>
          </table:table-cell>
        </table:table-row>
        <table:table-row>
          <table:table-cell table:style-name="Tabela1.A2" office:value-type="string">
            <text:p text:style-name="P101">Cod. Transmissão</text:p>
          </table:table-cell>
          <table:table-cell table:style-name="Tabela1.A2" office:value-type="string">
            <text:p text:style-name="P107">Cod Transmissão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S2" office:value-type="string">
            <text:p text:style-name="P216"/>
          </table:table-cell>
        </table:table-row>
        <table:table-row>
          <table:table-cell table:style-name="Tabela1.A2" office:value-type="string">
            <text:p text:style-name="P114">Convenio</text:p>
          </table:table-cell>
          <table:table-cell table:style-name="Tabela1.A2" office:value-type="string">
            <text:p text:style-name="P120">Convenio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64">X</text:p>
          </table:table-cell>
          <table:table-cell table:style-name="Tabela1.A2" office:value-type="string">
            <text:p text:style-name="P264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S2" office:value-type="string">
            <text:p text:style-name="P221"/>
          </table:table-cell>
        </table:table-row>
        <table:table-row>
          <table:table-cell table:style-name="Tabela1.A2" office:value-type="string">
            <text:p text:style-name="P114">DV Agencia <text:span text:style-name="T12">Conta</text:span></text:p>
          </table:table-cell>
          <table:table-cell table:style-name="Tabela1.A2" office:value-type="string">
            <text:p text:style-name="P111">DigitoVerificadorAgenciaConta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26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27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S2" office:value-type="string">
            <text:p text:style-name="P221"/>
          </table:table-cell>
        </table:table-row>
        <table:table-row>
          <table:table-cell table:style-name="Tabela1.A2" office:value-type="string">
            <text:p text:style-name="P114">Fantasia<text:span text:style-name="T13">¹</text:span></text:p>
          </table:table-cell>
          <table:table-cell table:style-name="Tabela1.A2" office:value-type="string">
            <text:p text:style-name="P279">Não Implementado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65">X</text:p>
          </table:table-cell>
          <table:table-cell table:style-name="Tabela1.S2" office:value-type="string">
            <text:p text:style-name="P201">X</text:p>
          </table:table-cell>
        </table:table-row>
        <table:table-row>
          <table:table-cell table:style-name="Tabela1.A2" office:value-type="string">
            <text:p text:style-name="P114">Iden<text:span text:style-name="T13">t</text:span>Distribuicao</text:p>
          </table:table-cell>
          <table:table-cell table:style-name="Tabela1.A2" office:value-type="string">
            <text:p text:style-name="P280">Não Implementado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S2" office:value-type="string">
            <text:p text:style-name="P216"/>
          </table:table-cell>
        </table:table-row>
        <table:table-row>
          <table:table-cell table:style-name="Tabela1.A2" office:value-type="string">
            <text:p text:style-name="P114">Modalidade</text:p>
          </table:table-cell>
          <table:table-cell table:style-name="Tabela1.A2" office:value-type="string">
            <text:p text:style-name="P121">Modalidade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31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31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31">X</text:p>
          </table:table-cell>
          <table:table-cell table:style-name="Tabela1.A2" office:value-type="string">
            <text:p text:style-name="P231">X</text:p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32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32"/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232"/>
          </table:table-cell>
          <table:table-cell table:style-name="Tabela1.A2" office:value-type="string">
            <text:p text:style-name="P232"/>
          </table:table-cell>
          <table:table-cell table:style-name="Tabela1.A2" office:value-type="string">
            <text:p text:style-name="P232"/>
          </table:table-cell>
          <table:table-cell table:style-name="Tabela1.S2" office:value-type="string">
            <text:p text:style-name="P221"/>
          </table:table-cell>
        </table:table-row>
        <text:soft-page-break/>
        <table:table-row>
          <table:table-cell table:style-name="Tabela1.A2" office:value-type="string">
            <text:p text:style-name="P114">Operacao</text:p>
          </table:table-cell>
          <table:table-cell table:style-name="Tabela1.A2" office:value-type="string">
            <text:p text:style-name="P279">Não Implementado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56"/>
          </table:table-cell>
          <table:table-cell table:style-name="Tabela1.S2" office:value-type="string">
            <text:p text:style-name="P216"/>
          </table:table-cell>
        </table:table-row>
        <table:table-row>
          <table:table-cell table:style-name="Tabela1.A2" office:value-type="string">
            <text:p text:style-name="P115">Resp<text:span text:style-name="T14">on</text:span></text:p>
            <text:p text:style-name="P115">Emissao</text:p>
          </table:table-cell>
          <table:table-cell table:style-name="Tabela1.A2" office:value-type="string">
            <text:p text:style-name="P89">RespEmis</text:p>
          </table:table-cell>
          <table:table-cell table:style-name="Tabela1.A2" office:value-type="string">
            <text:p text:style-name="P147"/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56">X</text:p>
          </table:table-cell>
          <table:table-cell table:style-name="Tabela1.A2" office:value-type="string">
            <text:p text:style-name="P256"/>
          </table:table-cell>
          <table:table-cell table:style-name="Tabela1.S2" office:value-type="string">
            <text:p text:style-name="P221"/>
          </table:table-cell>
        </table:table-row>
        <table:table-row>
          <table:table-cell table:style-name="Tabela1.A2" office:value-type="string">
            <text:p text:style-name="P114">TipoCarteira</text:p>
          </table:table-cell>
          <table:table-cell table:style-name="Tabela1.A2" office:value-type="string">
            <text:p text:style-name="P121">TipoCarteira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38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6"/>
          </table:table-cell>
        </table:table-row>
        <table:table-row>
          <table:table-cell table:style-name="Tabela1.A2" office:value-type="string">
            <text:p text:style-name="P115">Tipo</text:p>
            <text:p text:style-name="P115">Documento</text:p>
          </table:table-cell>
          <table:table-cell table:style-name="Tabela1.A2" office:value-type="string">
            <text:p text:style-name="P121">Tipo</text:p>
            <text:p text:style-name="P121">Documento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44">X</text:p>
          </table:table-cell>
          <table:table-cell table:style-name="Tabela1.A2" office:value-type="string">
            <text:p text:style-name="P215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43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18"/>
          </table:table-cell>
          <table:table-cell table:style-name="Tabela1.A2" office:value-type="string">
            <text:p text:style-name="P243"/>
          </table:table-cell>
          <table:table-cell table:style-name="Tabela1.A2" office:value-type="string">
            <text:p text:style-name="P238">X</text:p>
          </table:table-cell>
          <table:table-cell table:style-name="Tabela1.A2" office:value-type="string">
            <text:p text:style-name="P238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6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91">Componente</text:p>
          </table:table-cell>
          <table:table-cell table:style-name="Tabela2.A1" office:value-type="string">
            <text:p text:style-name="P194">Monitor/ Lib</text:p>
          </table:table-cell>
          <table:table-cell table:style-name="Tabela2.A1" office:value-type="string">
            <text:p text:style-name="P292">Uniprime XX</text:p>
          </table:table-cell>
          <table:table-cell table:style-name="Tabela2.A1" office:value-type="string">
            <text:p text:style-name="P293">Unicred XX</text:p>
          </table:table-cell>
          <table:table-cell table:style-name="Tabela2.A1" office:value-type="string">
            <text:p text:style-name="P177">B<text:span text:style-name="T18">anese</text:span></text:p>
          </table:table-cell>
          <table:table-cell table:style-name="Tabela2.A1" office:value-type="string">
            <text:p text:style-name="P181">C<text:span text:style-name="T18">redsis</text:span></text:p>
          </table:table-cell>
          <table:table-cell table:style-name="Tabela2.A1" office:value-type="string">
            <text:p text:style-name="P177">C<text:span text:style-name="T18">resol</text:span></text:p>
          </table:table-cell>
          <table:table-cell table:style-name="Tabela2.A1" office:value-type="string">
            <text:p text:style-name="P182">CitiBank</text:p>
          </table:table-cell>
          <table:table-cell table:style-name="Tabela2.A1" office:value-type="string">
            <text:p text:style-name="P183">ABC Brasil</text:p>
          </table:table-cell>
          <table:table-cell table:style-name="Tabela2.A1" office:value-type="string">
            <text:p text:style-name="P184">Bancoob</text:p>
          </table:table-cell>
          <table:table-cell table:style-name="Tabela2.A1" office:value-type="string">
            <text:p text:style-name="P184">Banrisul</text:p>
          </table:table-cell>
          <table:table-cell table:style-name="Tabela2.L1" office:value-type="string">
            <text:p text:style-name="P178">S<text:span text:style-name="T32">antander</text:span></text:p>
          </table:table-cell>
        </table:table-row>
        <table:table-row>
          <table:table-cell table:style-name="Tabela2.A2" office:value-type="string">
            <text:p text:style-name="P102">Agencia/DV</text:p>
          </table:table-cell>
          <table:table-cell table:style-name="Tabela2.A2" office:value-type="string">
            <text:p text:style-name="P111">Agencia/DigitoAgencia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48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L2" office:value-type="string">
            <text:p text:style-name="P202">X</text:p>
          </table:table-cell>
        </table:table-row>
        <table:table-row>
          <table:table-cell table:style-name="Tabela2.A2" office:value-type="string">
            <text:p text:style-name="P102">Conta/DV</text:p>
          </table:table-cell>
          <table:table-cell table:style-name="Tabela2.A2" office:value-type="string">
            <text:p text:style-name="P111">Conta/DigitoConta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48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L2" office:value-type="string">
            <text:p text:style-name="P249">X</text:p>
          </table:table-cell>
        </table:table-row>
        <table:table-row>
          <table:table-cell table:style-name="Tabela2.A2" office:value-type="string">
            <text:p text:style-name="P102">Endereço<text:span text:style-name="T12">¹</text:span></text:p>
          </table:table-cell>
          <table:table-cell table:style-name="Tabela2.A2" office:value-type="string">
            <text:p text:style-name="P95">Logradouro/Numero/Bairro/Cidade/CEP/UF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48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L2" office:value-type="string">
            <text:p text:style-name="P202">X</text:p>
          </table:table-cell>
        </table:table-row>
        <table:table-row>
          <table:table-cell table:style-name="Tabela2.A2" office:value-type="string">
            <text:p text:style-name="P102">CaracTitulo<text:span text:style-name="T12">²</text:span></text:p>
          </table:table-cell>
          <table:table-cell table:style-name="Tabela2.A2" office:value-type="string">
            <text:p text:style-name="P106">CaracTitulo</text:p>
          </table:table-cell>
          <table:table-cell table:style-name="Tabela2.A2" office:value-type="string">
            <text:p text:style-name="P213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01"/>
          </table:table-cell>
          <table:table-cell table:style-name="Tabela2.A2" office:value-type="string">
            <text:p text:style-name="P207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01"/>
          </table:table-cell>
          <table:table-cell table:style-name="Tabela2.A2" office:value-type="string">
            <text:p text:style-name="P252">X</text:p>
          </table:table-cell>
          <table:table-cell table:style-name="Tabela2.A2" office:value-type="string">
            <text:p text:style-name="P208"/>
          </table:table-cell>
          <table:table-cell table:style-name="Tabela2.A2" office:value-type="string">
            <text:p text:style-name="P261">X</text:p>
          </table:table-cell>
          <table:table-cell table:style-name="Tabela2.L2" office:value-type="string">
            <text:p text:style-name="P261">X</text:p>
          </table:table-cell>
        </table:table-row>
        <table:table-row>
          <table:table-cell table:style-name="Tabela2.A2" office:value-type="string">
            <text:p text:style-name="P116">Tipo Inscricao</text:p>
          </table:table-cell>
          <table:table-cell table:style-name="Tabela2.A2" office:value-type="string">
            <text:p text:style-name="P87">TipoPessoa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5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L2" office:value-type="string">
            <text:p text:style-name="P202">X</text:p>
          </table:table-cell>
        </table:table-row>
        <table:table-row>
          <table:table-cell table:style-name="Tabela2.A2" office:value-type="string">
            <text:p text:style-name="P102">CNPJ<text:span text:style-name="T12">(CPF)</text:span></text:p>
          </table:table-cell>
          <table:table-cell table:style-name="Tabela2.A2" office:value-type="string">
            <text:p text:style-name="P94">CNPJCPF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5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L2" office:value-type="string">
            <text:p text:style-name="P202">X</text:p>
          </table:table-cell>
        </table:table-row>
        <table:table-row>
          <table:table-cell table:style-name="Tabela2.A2" office:value-type="string">
            <text:p text:style-name="P116">Telefone<text:span text:style-name="T12">¹</text:span></text:p>
          </table:table-cell>
          <table:table-cell table:style-name="Tabela2.A2" office:value-type="string">
            <text:p text:style-name="P279">Não Implementado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5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L2" office:value-type="string">
            <text:p text:style-name="P202">X</text:p>
          </table:table-cell>
        </table:table-row>
        <table:table-row>
          <table:table-cell table:style-name="Tabela2.A2" office:value-type="string">
            <text:p text:style-name="P102">Cod. Cedente</text:p>
          </table:table-cell>
          <table:table-cell table:style-name="Tabela2.A2" office:value-type="string">
            <text:p text:style-name="P95">CodigoCedente</text:p>
          </table:table-cell>
          <table:table-cell table:style-name="Tabela2.A2" office:value-type="string">
            <text:p text:style-name="P266">X</text:p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01"/>
          </table:table-cell>
          <table:table-cell table:style-name="Tabela2.A2" office:value-type="string">
            <text:p text:style-name="P201"/>
          </table:table-cell>
          <table:table-cell table:style-name="Tabela2.A2" office:value-type="string">
            <text:p text:style-name="P207"/>
          </table:table-cell>
          <table:table-cell table:style-name="Tabela2.A2" office:value-type="string">
            <text:p text:style-name="P207"/>
          </table:table-cell>
          <table:table-cell table:style-name="Tabela2.A2" office:value-type="string">
            <text:p text:style-name="P261">X</text:p>
          </table:table-cell>
          <table:table-cell table:style-name="Tabela2.A2" office:value-type="string">
            <text:p text:style-name="P261">X</text:p>
          </table:table-cell>
          <table:table-cell table:style-name="Tabela2.L2" office:value-type="string">
            <text:p text:style-name="P261">X</text:p>
          </table:table-cell>
        </table:table-row>
        <table:table-row>
          <table:table-cell table:style-name="Tabela2.A2" office:value-type="string">
            <text:p text:style-name="P102">Cod. Transmissão</text:p>
          </table:table-cell>
          <table:table-cell table:style-name="Tabela2.A2" office:value-type="string">
            <text:p text:style-name="P107">CodTransmissão</text:p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01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56">X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L2" office:value-type="string">
            <text:p text:style-name="P257">X</text:p>
          </table:table-cell>
        </table:table-row>
        <table:table-row>
          <table:table-cell table:style-name="Tabela2.A2" office:value-type="string">
            <text:p text:style-name="P116">Convenio</text:p>
          </table:table-cell>
          <table:table-cell table:style-name="Tabela2.A2" office:value-type="string">
            <text:p text:style-name="P120">Convenio</text:p>
          </table:table-cell>
          <table:table-cell table:style-name="Tabela2.A2" office:value-type="string">
            <text:p text:style-name="P201"/>
          </table:table-cell>
          <table:table-cell table:style-name="Tabela2.A2" office:value-type="string">
            <text:p text:style-name="P201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56">X</text:p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61">X</text:p>
          </table:table-cell>
          <table:table-cell table:style-name="Tabela2.L2" office:value-type="string">
            <text:p text:style-name="P202"/>
          </table:table-cell>
        </table:table-row>
        <table:table-row>
          <table:table-cell table:style-name="Tabela2.A2" office:value-type="string">
            <text:p text:style-name="P116">DV Agencia <text:span text:style-name="T12">Conta</text:span></text:p>
          </table:table-cell>
          <table:table-cell table:style-name="Tabela2.A2" office:value-type="string">
            <text:p text:style-name="P111">DigitoVerificadorAgenciaConta</text:p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25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61">X</text:p>
          </table:table-cell>
          <table:table-cell table:style-name="Tabela2.A2" office:value-type="string">
            <text:p text:style-name="P217"/>
          </table:table-cell>
          <table:table-cell table:style-name="Tabela2.L2" office:value-type="string">
            <text:p text:style-name="P217"/>
          </table:table-cell>
        </table:table-row>
        <table:table-row>
          <table:table-cell table:style-name="Tabela2.A2" office:value-type="string">
            <text:p text:style-name="P116">Fantasia<text:span text:style-name="T13">¹</text:span></text:p>
          </table:table-cell>
          <table:table-cell table:style-name="Tabela2.A2" office:value-type="string">
            <text:p text:style-name="P279">Não Implementado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5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L2" office:value-type="string">
            <text:p text:style-name="P253">X</text:p>
          </table:table-cell>
        </table:table-row>
        <table:table-row>
          <table:table-cell table:style-name="Tabela2.A2" office:value-type="string">
            <text:p text:style-name="P116">Iden<text:span text:style-name="T13">t</text:span>Distribuicao</text:p>
          </table:table-cell>
          <table:table-cell table:style-name="Tabela2.A2" office:value-type="string">
            <text:p text:style-name="P280">Não Implementado</text:p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56">X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L2" office:value-type="string">
            <text:p text:style-name="P217"/>
          </table:table-cell>
        </table:table-row>
        <table:table-row>
          <table:table-cell table:style-name="Tabela2.A2" office:value-type="string">
            <text:p text:style-name="P116">Modalidade</text:p>
          </table:table-cell>
          <table:table-cell table:style-name="Tabela2.A2" office:value-type="string">
            <text:p text:style-name="P121">Modalidade</text:p>
          </table:table-cell>
          <table:table-cell table:style-name="Tabela2.A2" office:value-type="string">
            <text:p text:style-name="P233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01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56">X</text:p>
          </table:table-cell>
          <table:table-cell table:style-name="Tabela2.A2" office:value-type="string">
            <text:p text:style-name="P261">X</text:p>
          </table:table-cell>
          <table:table-cell table:style-name="Tabela2.A2" office:value-type="string">
            <text:p text:style-name="P230"/>
          </table:table-cell>
          <table:table-cell table:style-name="Tabela2.L2" office:value-type="string">
            <text:p text:style-name="P261">X</text:p>
          </table:table-cell>
        </table:table-row>
        <table:table-row>
          <table:table-cell table:style-name="Tabela2.A2" office:value-type="string">
            <text:p text:style-name="P116">Operacao</text:p>
          </table:table-cell>
          <table:table-cell table:style-name="Tabela2.A2" office:value-type="string">
            <text:p text:style-name="P279">Não Implementado</text:p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56">X</text:p>
          </table:table-cell>
          <table:table-cell table:style-name="Tabela2.A2" office:value-type="string">
            <text:p text:style-name="P269">X</text:p>
          </table:table-cell>
          <table:table-cell table:style-name="Tabela2.A2" office:value-type="string">
            <text:p text:style-name="P217"/>
          </table:table-cell>
          <table:table-cell table:style-name="Tabela2.L2" office:value-type="string">
            <text:p text:style-name="P217"/>
          </table:table-cell>
        </table:table-row>
        <table:table-row>
          <table:table-cell table:style-name="Tabela2.A2" office:value-type="string">
            <text:p text:style-name="P116">Resp<text:span text:style-name="T14">on</text:span>Emissao</text:p>
          </table:table-cell>
          <table:table-cell table:style-name="Tabela2.A2" office:value-type="string">
            <text:p text:style-name="P88">RespEmis</text:p>
          </table:table-cell>
          <table:table-cell table:style-name="Tabela2.A2" office:value-type="string">
            <text:p text:style-name="P266">X</text:p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21"/>
          </table:table-cell>
          <table:table-cell table:style-name="Tabela2.A2" office:value-type="string">
            <text:p text:style-name="P256">X</text:p>
          </table:table-cell>
          <table:table-cell table:style-name="Tabela2.A2" office:value-type="string">
            <text:p text:style-name="P261">X</text:p>
          </table:table-cell>
          <table:table-cell table:style-name="Tabela2.A2" office:value-type="string">
            <text:p text:style-name="P261">X</text:p>
          </table:table-cell>
          <table:table-cell table:style-name="Tabela2.L2" office:value-type="string">
            <text:p text:style-name="P261">X</text:p>
          </table:table-cell>
        </table:table-row>
        <text:soft-page-break/>
        <table:table-row>
          <table:table-cell table:style-name="Tabela2.A2" office:value-type="string">
            <text:p text:style-name="P116">TipoCarteira</text:p>
          </table:table-cell>
          <table:table-cell table:style-name="Tabela2.A2" office:value-type="string">
            <text:p text:style-name="P121">TipoCarteira</text:p>
          </table:table-cell>
          <table:table-cell table:style-name="Tabela2.A2" office:value-type="string">
            <text:p text:style-name="P23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36"/>
          </table:table-cell>
          <table:table-cell table:style-name="Tabela2.A2" office:value-type="string">
            <text:p text:style-name="P256">X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37"/>
          </table:table-cell>
          <table:table-cell table:style-name="Tabela2.L2" office:value-type="string">
            <text:p text:style-name="P261">X</text:p>
          </table:table-cell>
        </table:table-row>
        <table:table-row>
          <table:table-cell table:style-name="Tabela2.A2" office:value-type="string">
            <text:p text:style-name="P116">TipoDocumento</text:p>
          </table:table-cell>
          <table:table-cell table:style-name="Tabela2.A2" office:value-type="string">
            <text:p text:style-name="P121">TipoDocumento</text:p>
          </table:table-cell>
          <table:table-cell table:style-name="Tabela2.A2" office:value-type="string">
            <text:p text:style-name="P241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16"/>
          </table:table-cell>
          <table:table-cell table:style-name="Tabela2.A2" office:value-type="string">
            <text:p text:style-name="P241"/>
          </table:table-cell>
          <table:table-cell table:style-name="Tabela2.A2" office:value-type="string">
            <text:p text:style-name="P236"/>
          </table:table-cell>
          <table:table-cell table:style-name="Tabela2.A2" office:value-type="string">
            <text:p text:style-name="P256">X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42"/>
          </table:table-cell>
          <table:table-cell table:style-name="Tabela2.L2" office:value-type="string">
            <text:p text:style-name="P261">X</text:p>
          </table:table-cell>
        </table:table-row>
      </table:table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92">Componente</text:p>
          </table:table-cell>
          <table:table-cell table:style-name="Tabela4.A1" office:value-type="string">
            <text:p text:style-name="P197">Monitor/ Lib</text:p>
          </table:table-cell>
          <table:table-cell table:style-name="Tabela4.A1" office:value-type="string">
            <text:p text:style-name="P294"/>
            <text:p text:style-name="P294">Alfa</text:p>
          </table:table-cell>
          <table:table-cell table:style-name="Tabela4.A1" office:value-type="string">
            <text:p text:style-name="P294">Money</text:p>
            <text:p text:style-name="P294">Plus</text:p>
          </table:table-cell>
          <table:table-cell table:style-name="Tabela4.A1" office:value-type="string">
            <text:p text:style-name="P189">Banco </text:p>
            <text:p text:style-name="P189">C6</text:p>
          </table:table-cell>
          <table:table-cell table:style-name="Tabela4.A1" office:value-type="string">
            <text:p text:style-name="P189">Banco Rendimento</text:p>
          </table:table-cell>
          <table:table-cell table:style-name="Tabela4.A1" office:value-type="string">
            <text:p text:style-name="P189">Banco </text:p>
            <text:p text:style-name="P189">Inter</text:p>
          </table:table-cell>
          <table:table-cell table:style-name="Tabela4.A1" office:value-type="string">
            <text:p text:style-name="P189">BS2</text:p>
          </table:table-cell>
          <table:table-cell table:style-name="Tabela4.A1" office:value-type="string">
            <text:p text:style-name="P189">PenseBank </text:p>
            <text:p text:style-name="P189">API</text:p>
          </table:table-cell>
          <table:table-cell table:style-name="Tabela4.A1" office:value-type="string">
            <text:p text:style-name="P189">BTG </text:p>
            <text:p text:style-name="P189">Pactual</text:p>
          </table:table-cell>
          <table:table-cell table:style-name="Tabela4.A1" office:value-type="string">
            <text:p text:style-name="P189">Banco </text:p>
            <text:p text:style-name="P189">Original</text:p>
          </table:table-cell>
          <table:table-cell table:style-name="Tabela4.A1" office:value-type="string">
            <text:p text:style-name="P189">Votorantin</text:p>
          </table:table-cell>
          <table:table-cell table:style-name="Tabela4.A1" office:value-type="string">
            <text:p text:style-name="P189">Pefisa</text:p>
          </table:table-cell>
          <table:table-cell table:style-name="Tabela4.A1" office:value-type="string">
            <text:p text:style-name="P189">Fibra</text:p>
          </table:table-cell>
          <table:table-cell table:style-name="Tabela4.O1" office:value-type="string">
            <text:p text:style-name="P189">Industrial</text:p>
            <text:p text:style-name="P189">do Brasil</text:p>
          </table:table-cell>
        </table:table-row>
        <table:table-row>
          <table:table-cell table:style-name="Tabela4.A2" office:value-type="string">
            <text:p text:style-name="P104">Agencia/DV</text:p>
          </table:table-cell>
          <table:table-cell table:style-name="Tabela4.A2" office:value-type="string">
            <text:p text:style-name="P112">Agencia/DigitoAgencia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50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50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O2" office:value-type="string">
            <text:p text:style-name="P272">X</text:p>
          </table:table-cell>
        </table:table-row>
        <table:table-row>
          <table:table-cell table:style-name="Tabela4.A2" office:value-type="string">
            <text:p text:style-name="P104">Conta/DV</text:p>
          </table:table-cell>
          <table:table-cell table:style-name="Tabela4.A2" office:value-type="string">
            <text:p text:style-name="P112">Conta/DigitoConta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50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50">X</text:p>
          </table:table-cell>
          <table:table-cell table:style-name="Tabela4.A2" office:value-type="string">
            <text:p text:style-name="P250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O2" office:value-type="string">
            <text:p text:style-name="P272">X</text:p>
          </table:table-cell>
        </table:table-row>
        <table:table-row>
          <table:table-cell table:style-name="Tabela4.A2" office:value-type="string">
            <text:p text:style-name="P104">Endereço<text:span text:style-name="T12">¹</text:span></text:p>
          </table:table-cell>
          <table:table-cell table:style-name="Tabela4.A2" office:value-type="string">
            <text:p text:style-name="P97">Logradouro/Numero/Bairro/Cidade/CEP/UF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50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50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O2" office:value-type="string">
            <text:p text:style-name="P272">X</text:p>
          </table:table-cell>
        </table:table-row>
        <table:table-row>
          <table:table-cell table:style-name="Tabela4.A2" office:value-type="string">
            <text:p text:style-name="P104">CaracTitulo<text:span text:style-name="T12">²</text:span></text:p>
          </table:table-cell>
          <table:table-cell table:style-name="Tabela4.A2" office:value-type="string">
            <text:p text:style-name="P108">CaracTitulo</text:p>
          </table:table-cell>
          <table:table-cell table:style-name="Tabela4.A2" office:value-type="string">
            <text:p text:style-name="P214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54"/>
          </table:table-cell>
          <table:table-cell table:style-name="Tabela4.A2" office:value-type="string">
            <text:p text:style-name="P209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O2" office:value-type="string">
            <text:p text:style-name="P262"/>
          </table:table-cell>
        </table:table-row>
        <table:table-row>
          <table:table-cell table:style-name="Tabela4.A2" office:value-type="string">
            <text:p text:style-name="P118">Tipo Inscricao</text:p>
          </table:table-cell>
          <table:table-cell table:style-name="Tabela4.A2" office:value-type="string">
            <text:p text:style-name="P90">TipoPessoa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5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O2" office:value-type="string">
            <text:p text:style-name="P272">X</text:p>
          </table:table-cell>
        </table:table-row>
        <table:table-row>
          <table:table-cell table:style-name="Tabela4.A2" office:value-type="string">
            <text:p text:style-name="P104">CNPJ<text:span text:style-name="T12">(CPF)</text:span></text:p>
          </table:table-cell>
          <table:table-cell table:style-name="Tabela4.A2" office:value-type="string">
            <text:p text:style-name="P96">CNPJCPF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5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A2" office:value-type="string">
            <text:p text:style-name="P204">X</text:p>
          </table:table-cell>
          <table:table-cell table:style-name="Tabela4.O2" office:value-type="string">
            <text:p text:style-name="P272">X</text:p>
          </table:table-cell>
        </table:table-row>
        <table:table-row>
          <table:table-cell table:style-name="Tabela4.A2" office:value-type="string">
            <text:p text:style-name="P118">Telefone<text:span text:style-name="T12">¹</text:span></text:p>
          </table:table-cell>
          <table:table-cell table:style-name="Tabela4.A2" office:value-type="string">
            <text:p text:style-name="P281">Não Implementado</text:p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5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04"/>
          </table:table-cell>
          <table:table-cell table:style-name="Tabela4.O2" office:value-type="string">
            <text:p text:style-name="P272"/>
          </table:table-cell>
        </table:table-row>
        <table:table-row>
          <table:table-cell table:style-name="Tabela4.A2" office:value-type="string">
            <text:p text:style-name="P104">Cod. Cedente</text:p>
          </table:table-cell>
          <table:table-cell table:style-name="Tabela4.A2" office:value-type="string">
            <text:p text:style-name="P97">CodigoCedente</text:p>
          </table:table-cell>
          <table:table-cell table:style-name="Tabela4.A2" office:value-type="string">
            <text:p text:style-name="P267"/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/>
          </table:table-cell>
          <table:table-cell table:style-name="Tabela4.O2" office:value-type="string">
            <text:p text:style-name="P276">X</text:p>
          </table:table-cell>
        </table:table-row>
        <table:table-row>
          <table:table-cell table:style-name="Tabela4.A2" office:value-type="string">
            <text:p text:style-name="P104">Cod. Transmissão</text:p>
          </table:table-cell>
          <table:table-cell table:style-name="Tabela4.A2" office:value-type="string">
            <text:p text:style-name="P108">CodTransmissão</text:p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O2" office:value-type="string">
            <text:p text:style-name="P258"/>
          </table:table-cell>
        </table:table-row>
        <table:table-row>
          <table:table-cell table:style-name="Tabela4.A2" office:value-type="string">
            <text:p text:style-name="P118">Convenio</text:p>
          </table:table-cell>
          <table:table-cell table:style-name="Tabela4.A2" office:value-type="string">
            <text:p text:style-name="P122">Convenio</text:p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O2" office:value-type="string">
            <text:p text:style-name="P204"/>
          </table:table-cell>
        </table:table-row>
        <table:table-row>
          <table:table-cell table:style-name="Tabela4.A2" office:value-type="string">
            <text:p text:style-name="P118">DV Agencia <text:span text:style-name="T12">Conta</text:span></text:p>
          </table:table-cell>
          <table:table-cell table:style-name="Tabela4.A2" office:value-type="string">
            <text:p text:style-name="P112">DigitoVerificadorAgenciaConta</text:p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28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O2" office:value-type="string">
            <text:p text:style-name="P219"/>
          </table:table-cell>
        </table:table-row>
        <table:table-row>
          <table:table-cell table:style-name="Tabela4.A2" office:value-type="string">
            <text:p text:style-name="P118">Fantasia<text:span text:style-name="T13">¹</text:span></text:p>
          </table:table-cell>
          <table:table-cell table:style-name="Tabela4.A2" office:value-type="string">
            <text:p text:style-name="P281">Não Implementado</text:p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5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54"/>
          </table:table-cell>
          <table:table-cell table:style-name="Tabela4.A2" office:value-type="string">
            <text:p text:style-name="P25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O2" office:value-type="string">
            <text:p text:style-name="P254"/>
          </table:table-cell>
        </table:table-row>
        <table:table-row>
          <table:table-cell table:style-name="Tabela4.A2" office:value-type="string">
            <text:p text:style-name="P118">Iden<text:span text:style-name="T13">t</text:span>Distribuicao</text:p>
          </table:table-cell>
          <table:table-cell table:style-name="Tabela4.A2" office:value-type="string">
            <text:p text:style-name="P281">Não Implementado</text:p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O2" office:value-type="string">
            <text:p text:style-name="P219"/>
          </table:table-cell>
        </table:table-row>
        <table:table-row>
          <table:table-cell table:style-name="Tabela4.A2" office:value-type="string">
            <text:p text:style-name="P118">Modalidade</text:p>
          </table:table-cell>
          <table:table-cell table:style-name="Tabela4.A2" office:value-type="string">
            <text:p text:style-name="P122">Modalidade</text:p>
          </table:table-cell>
          <table:table-cell table:style-name="Tabela4.A2" office:value-type="string">
            <text:p text:style-name="P234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74">X</text:p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34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O2" office:value-type="string">
            <text:p text:style-name="P262"/>
          </table:table-cell>
        </table:table-row>
        <table:table-row>
          <table:table-cell table:style-name="Tabela4.A2" office:value-type="string">
            <text:p text:style-name="P118">Operacao</text:p>
          </table:table-cell>
          <table:table-cell table:style-name="Tabela4.A2" office:value-type="string">
            <text:p text:style-name="P281">Não Implementado</text:p>
          </table:table-cell>
          <table:table-cell table:style-name="Tabela4.A2" office:value-type="string">
            <text:p text:style-name="P274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74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70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76">X</text:p>
          </table:table-cell>
          <table:table-cell table:style-name="Tabela4.O2" office:value-type="string">
            <text:p text:style-name="P276">X</text:p>
          </table:table-cell>
        </table:table-row>
        <table:table-row>
          <table:table-cell table:style-name="Tabela4.A2" office:value-type="string">
            <text:p text:style-name="P118">Resp<text:span text:style-name="T14">on</text:span>Emissao</text:p>
          </table:table-cell>
          <table:table-cell table:style-name="Tabela4.A2" office:value-type="string">
            <text:p text:style-name="P91">RespEmis</text:p>
          </table:table-cell>
          <table:table-cell table:style-name="Tabela4.A2" office:value-type="string">
            <text:p text:style-name="P274"/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62"/>
          </table:table-cell>
          <table:table-cell table:style-name="Tabela4.O2" office:value-type="string">
            <text:p text:style-name="P262"/>
          </table:table-cell>
        </table:table-row>
        <table:table-row>
          <table:table-cell table:style-name="Tabela4.A2" office:value-type="string">
            <text:p text:style-name="P118">TipoCarteira</text:p>
          </table:table-cell>
          <table:table-cell table:style-name="Tabela4.A2" office:value-type="string">
            <text:p text:style-name="P122">TipoCarteira</text:p>
          </table:table-cell>
          <table:table-cell table:style-name="Tabela4.A2" office:value-type="string">
            <text:p text:style-name="P239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O2" office:value-type="string">
            <text:p text:style-name="P262"/>
          </table:table-cell>
        </table:table-row>
        <table:table-row table:style-name="Tabela4.19">
          <table:table-cell table:style-name="Tabela4.A2" office:value-type="string">
            <text:p text:style-name="P118">TipoDocumento</text:p>
          </table:table-cell>
          <table:table-cell table:style-name="Tabela4.A2" office:value-type="string">
            <text:p text:style-name="P122">TipoDocumento</text:p>
          </table:table-cell>
          <table:table-cell table:style-name="Tabela4.A2" office:value-type="string">
            <text:p text:style-name="P245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45"/>
          </table:table-cell>
          <table:table-cell table:style-name="Tabela4.A2" office:value-type="string">
            <text:p text:style-name="P258"/>
          </table:table-cell>
          <table:table-cell table:style-name="Tabela4.A2" office:value-type="string">
            <text:p text:style-name="P219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A2" office:value-type="string">
            <text:p text:style-name="P262"/>
          </table:table-cell>
          <table:table-cell table:style-name="Tabela4.O2" office:value-type="string">
            <text:p text:style-name="P262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93">Componente</text:p>
          </table:table-cell>
          <table:table-cell table:style-name="Tabela8.A1" office:value-type="string">
            <text:p text:style-name="P198">Monitor/ Lib</text:p>
          </table:table-cell>
          <table:table-cell table:style-name="Tabela8.A1" office:value-type="string">
            <text:p text:style-name="P295"/>
            <text:p text:style-name="P296">Bocom BBM</text:p>
          </table:table-cell>
          <table:table-cell table:style-name="Tabela8.A1" office:value-type="string">
            <text:p text:style-name="P295"/>
            <text:p text:style-name="P295">UY3</text:p>
          </table:table-cell>
          <table:table-cell table:style-name="Tabela8.A1" office:value-type="string">
            <text:p text:style-name="P190"/>
          </table:table-cell>
          <table:table-cell table:style-name="Tabela8.A1" office:value-type="string">
            <text:p text:style-name="P190"/>
          </table:table-cell>
          <table:table-cell table:style-name="Tabela8.A1" office:value-type="string">
            <text:p text:style-name="P190"/>
          </table:table-cell>
          <table:table-cell table:style-name="Tabela8.A1" office:value-type="string">
            <text:p text:style-name="P190"/>
          </table:table-cell>
          <table:table-cell table:style-name="Tabela8.A1" office:value-type="string">
            <text:p text:style-name="P190"/>
          </table:table-cell>
          <table:table-cell table:style-name="Tabela8.A1" office:value-type="string">
            <text:p text:style-name="P190"/>
          </table:table-cell>
          <table:table-cell table:style-name="Tabela8.A1" office:value-type="string">
            <text:p text:style-name="P190"/>
          </table:table-cell>
          <table:table-cell table:style-name="Tabela8.A1" office:value-type="string">
            <text:p text:style-name="P190"/>
          </table:table-cell>
          <table:table-cell table:style-name="Tabela8.A1" office:value-type="string">
            <text:p text:style-name="P190"/>
          </table:table-cell>
          <table:table-cell table:style-name="Tabela8.A1" office:value-type="string">
            <text:p text:style-name="P190"/>
          </table:table-cell>
          <table:table-cell table:style-name="Tabela8.O1" office:value-type="string">
            <text:p text:style-name="P190"/>
          </table:table-cell>
        </table:table-row>
        <table:table-row>
          <table:table-cell table:style-name="Tabela8.A2" office:value-type="string">
            <text:p text:style-name="P105">Agencia/DV</text:p>
          </table:table-cell>
          <table:table-cell table:style-name="Tabela8.A2" office:value-type="string">
            <text:p text:style-name="P113">Agencia/DigitoAgencia</text:p>
          </table:table-cell>
          <table:table-cell table:style-name="Tabela8.A2" office:value-type="string">
            <text:p text:style-name="P260">X</text:p>
          </table:table-cell>
          <table:table-cell table:style-name="Tabela8.A2" office:value-type="string">
            <text:p text:style-name="P260">X</text:p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1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1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O2" office:value-type="string">
            <text:p text:style-name="P273"/>
          </table:table-cell>
        </table:table-row>
        <table:table-row>
          <table:table-cell table:style-name="Tabela8.A2" office:value-type="string">
            <text:p text:style-name="P105">Conta/DV</text:p>
          </table:table-cell>
          <table:table-cell table:style-name="Tabela8.A2" office:value-type="string">
            <text:p text:style-name="P113">Conta/DigitoConta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1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1"/>
          </table:table-cell>
          <table:table-cell table:style-name="Tabela8.A2" office:value-type="string">
            <text:p text:style-name="P251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O2" office:value-type="string">
            <text:p text:style-name="P273"/>
          </table:table-cell>
        </table:table-row>
        <table:table-row>
          <table:table-cell table:style-name="Tabela8.A2" office:value-type="string">
            <text:p text:style-name="P105">Endereço<text:span text:style-name="T12">¹</text:span></text:p>
          </table:table-cell>
          <table:table-cell table:style-name="Tabela8.A2" office:value-type="string">
            <text:p text:style-name="P99">Logradouro/Numero/Bairro/Cidade/CEP/UF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1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1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O2" office:value-type="string">
            <text:p text:style-name="P273"/>
          </table:table-cell>
        </table:table-row>
        <table:table-row>
          <table:table-cell table:style-name="Tabela8.A2" office:value-type="string">
            <text:p text:style-name="P105">CaracTitulo<text:span text:style-name="T12">²</text:span></text:p>
          </table:table-cell>
          <table:table-cell table:style-name="Tabela8.A2" office:value-type="string">
            <text:p text:style-name="P109">CaracTitulo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1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55"/>
          </table:table-cell>
          <table:table-cell table:style-name="Tabela8.A2" office:value-type="string">
            <text:p text:style-name="P210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O2" office:value-type="string">
            <text:p text:style-name="P263"/>
          </table:table-cell>
        </table:table-row>
        <table:table-row>
          <table:table-cell table:style-name="Tabela8.A2" office:value-type="string">
            <text:p text:style-name="P119">Tipo Inscricao</text:p>
          </table:table-cell>
          <table:table-cell table:style-name="Tabela8.A2" office:value-type="string">
            <text:p text:style-name="P92">TipoPessoa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O2" office:value-type="string">
            <text:p text:style-name="P273"/>
          </table:table-cell>
        </table:table-row>
        <table:table-row>
          <table:table-cell table:style-name="Tabela8.A2" office:value-type="string">
            <text:p text:style-name="P105">CNPJ<text:span text:style-name="T12">(CPF)</text:span></text:p>
          </table:table-cell>
          <table:table-cell table:style-name="Tabela8.A2" office:value-type="string">
            <text:p text:style-name="P98">CNPJCPF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O2" office:value-type="string">
            <text:p text:style-name="P273"/>
          </table:table-cell>
        </table:table-row>
        <table:table-row>
          <table:table-cell table:style-name="Tabela8.A2" office:value-type="string">
            <text:p text:style-name="P119">Telefone<text:span text:style-name="T12">¹</text:span></text:p>
          </table:table-cell>
          <table:table-cell table:style-name="Tabela8.A2" office:value-type="string">
            <text:p text:style-name="P282">Não Implementado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05"/>
          </table:table-cell>
          <table:table-cell table:style-name="Tabela8.O2" office:value-type="string">
            <text:p text:style-name="P273"/>
          </table:table-cell>
        </table:table-row>
        <table:table-row>
          <table:table-cell table:style-name="Tabela8.A2" office:value-type="string">
            <text:p text:style-name="P105">Cod. Cedente</text:p>
          </table:table-cell>
          <table:table-cell table:style-name="Tabela8.A2" office:value-type="string">
            <text:p text:style-name="P99">CodigoCedente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26">X</text:p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O2" office:value-type="string">
            <text:p text:style-name="P277"/>
          </table:table-cell>
        </table:table-row>
        <table:table-row>
          <table:table-cell table:style-name="Tabela8.A2" office:value-type="string">
            <text:p text:style-name="P105">Cod. Transmissão</text:p>
          </table:table-cell>
          <table:table-cell table:style-name="Tabela8.A2" office:value-type="string">
            <text:p text:style-name="P109">CodTransmissão</text:p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O2" office:value-type="string">
            <text:p text:style-name="P259"/>
          </table:table-cell>
        </table:table-row>
        <table:table-row>
          <table:table-cell table:style-name="Tabela8.A2" office:value-type="string">
            <text:p text:style-name="P119">Convenio</text:p>
          </table:table-cell>
          <table:table-cell table:style-name="Tabela8.A2" office:value-type="string">
            <text:p text:style-name="P123">Convenio</text:p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O2" office:value-type="string">
            <text:p text:style-name="P205"/>
          </table:table-cell>
        </table:table-row>
        <table:table-row>
          <table:table-cell table:style-name="Tabela8.A2" office:value-type="string">
            <text:p text:style-name="P119">DV Agencia <text:span text:style-name="T12">Conta</text:span></text:p>
          </table:table-cell>
          <table:table-cell table:style-name="Tabela8.A2" office:value-type="string">
            <text:p text:style-name="P113">DigitoVerificadorAgenciaConta</text:p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9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O2" office:value-type="string">
            <text:p text:style-name="P220"/>
          </table:table-cell>
        </table:table-row>
        <table:table-row>
          <table:table-cell table:style-name="Tabela8.A2" office:value-type="string">
            <text:p text:style-name="P119">Fantasia<text:span text:style-name="T13">¹</text:span></text:p>
          </table:table-cell>
          <table:table-cell table:style-name="Tabela8.A2" office:value-type="string">
            <text:p text:style-name="P282">Não Implementado</text:p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5"/>
          </table:table-cell>
          <table:table-cell table:style-name="Tabela8.A2" office:value-type="string">
            <text:p text:style-name="P255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05"/>
          </table:table-cell>
          <table:table-cell table:style-name="Tabela8.O2" office:value-type="string">
            <text:p text:style-name="P255"/>
          </table:table-cell>
        </table:table-row>
        <table:table-row>
          <table:table-cell table:style-name="Tabela8.A2" office:value-type="string">
            <text:p text:style-name="P119">Iden<text:span text:style-name="T13">t</text:span>Distribuicao</text:p>
          </table:table-cell>
          <table:table-cell table:style-name="Tabela8.A2" office:value-type="string">
            <text:p text:style-name="P282">Não Implementado</text:p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O2" office:value-type="string">
            <text:p text:style-name="P220"/>
          </table:table-cell>
        </table:table-row>
        <table:table-row>
          <table:table-cell table:style-name="Tabela8.A2" office:value-type="string">
            <text:p text:style-name="P119">Modalidade</text:p>
          </table:table-cell>
          <table:table-cell table:style-name="Tabela8.A2" office:value-type="string">
            <text:p text:style-name="P123">Modalidade</text:p>
          </table:table-cell>
          <table:table-cell table:style-name="Tabela8.A2" office:value-type="string">
            <text:p text:style-name="P235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05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35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O2" office:value-type="string">
            <text:p text:style-name="P263"/>
          </table:table-cell>
        </table:table-row>
        <table:table-row>
          <table:table-cell table:style-name="Tabela8.A2" office:value-type="string">
            <text:p text:style-name="P119">Operacao</text:p>
          </table:table-cell>
          <table:table-cell table:style-name="Tabela8.A2" office:value-type="string">
            <text:p text:style-name="P282">Não Implementado</text:p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71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77"/>
          </table:table-cell>
          <table:table-cell table:style-name="Tabela8.O2" office:value-type="string">
            <text:p text:style-name="P277"/>
          </table:table-cell>
        </table:table-row>
        <table:table-row>
          <table:table-cell table:style-name="Tabela8.A2" office:value-type="string">
            <text:p text:style-name="P119">Resp<text:span text:style-name="T14">on</text:span>Emissao</text:p>
          </table:table-cell>
          <table:table-cell table:style-name="Tabela8.A2" office:value-type="string">
            <text:p text:style-name="P93">RespEmis</text:p>
          </table:table-cell>
          <table:table-cell table:style-name="Tabela8.A2" office:value-type="string">
            <text:p text:style-name="P275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63"/>
          </table:table-cell>
          <table:table-cell table:style-name="Tabela8.O2" office:value-type="string">
            <text:p text:style-name="P263"/>
          </table:table-cell>
        </table:table-row>
        <table:table-row>
          <table:table-cell table:style-name="Tabela8.A2" office:value-type="string">
            <text:p text:style-name="P119">TipoCarteira</text:p>
          </table:table-cell>
          <table:table-cell table:style-name="Tabela8.A2" office:value-type="string">
            <text:p text:style-name="P123">TipoCarteira</text:p>
          </table:table-cell>
          <table:table-cell table:style-name="Tabela8.A2" office:value-type="string">
            <text:p text:style-name="P240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O2" office:value-type="string">
            <text:p text:style-name="P263"/>
          </table:table-cell>
        </table:table-row>
        <table:table-row table:style-name="Tabela8.19">
          <table:table-cell table:style-name="Tabela8.A2" office:value-type="string">
            <text:p text:style-name="P119">TipoDocumento</text:p>
          </table:table-cell>
          <table:table-cell table:style-name="Tabela8.A2" office:value-type="string">
            <text:p text:style-name="P123">TipoDocumento</text:p>
          </table:table-cell>
          <table:table-cell table:style-name="Tabela8.A2" office:value-type="string">
            <text:p text:style-name="P246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46"/>
          </table:table-cell>
          <table:table-cell table:style-name="Tabela8.A2" office:value-type="string">
            <text:p text:style-name="P259"/>
          </table:table-cell>
          <table:table-cell table:style-name="Tabela8.A2" office:value-type="string">
            <text:p text:style-name="P220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A2" office:value-type="string">
            <text:p text:style-name="P263"/>
          </table:table-cell>
          <table:table-cell table:style-name="Tabela8.O2" office:value-type="string">
            <text:p text:style-name="P263"/>
          </table:table-cell>
        </table:table-row>
      </table:table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78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91">Componente</text:p>
          </table:table-cell>
          <table:table-cell table:style-name="Tabela5.A2" office:value-type="string">
            <text:p text:style-name="P195">Monitor/ Lib</text:p>
          </table:table-cell>
          <table:table-cell table:style-name="Tabela5.A2" office:value-type="string">
            <text:p text:style-name="P186">Banco do Brasil Sicoob</text:p>
          </table:table-cell>
          <table:table-cell table:style-name="Tabela5.A2" office:value-type="string">
            <text:p text:style-name="P180">S<text:span text:style-name="T19">afra Bradesco</text:span></text:p>
          </table:table-cell>
          <table:table-cell table:style-name="Tabela5.A2" office:value-type="string">
            <text:p text:style-name="P186">Pine Bradesco</text:p>
          </table:table-cell>
          <table:table-cell table:style-name="Tabela5.A2" office:value-type="string">
            <text:p text:style-name="P86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88">Banco Sofisa Itau</text:p>
            <text:p text:style-name="P187"/>
          </table:table-cell>
          <table:table-cell table:style-name="Tabela5.A2" office:value-type="string">
            <text:p text:style-name="P84">Banco Athena Bradesco</text:p>
            <text:p text:style-name="P85"/>
          </table:table-cell>
          <table:table-cell table:style-name="Tabela5.I2" office:value-type="string">
            <text:p text:style-name="P84">Banco <text:span text:style-name="T78">Pensebank</text:span></text:p>
            <text:p text:style-name="P85"/>
          </table:table-cell>
        </table:table-row>
        <table:table-row>
          <table:table-cell table:style-name="Tabela5.A2" office:value-type="string">
            <text:p text:style-name="P103">Agencia/DV</text:p>
          </table:table-cell>
          <table:table-cell table:style-name="Tabela5.A2" office:value-type="string">
            <text:p text:style-name="P111">Agencia/DigitoAgencia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247">X</text:p>
          </table:table-cell>
          <table:table-cell table:style-name="Tabela5.A2" office:value-type="string">
            <text:p text:style-name="P260">X</text:p>
          </table:table-cell>
          <table:table-cell table:style-name="Tabela5.I2" office:value-type="string">
            <text:p text:style-name="P247">X</text:p>
          </table:table-cell>
        </table:table-row>
        <table:table-row>
          <table:table-cell table:style-name="Tabela5.A2" office:value-type="string">
            <text:p text:style-name="P103">Conta/DV</text:p>
          </table:table-cell>
          <table:table-cell table:style-name="Tabela5.A2" office:value-type="string">
            <text:p text:style-name="P111">Conta/DigitoConta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247">X</text:p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247">X</text:p>
          </table:table-cell>
        </table:table-row>
        <table:table-row>
          <table:table-cell table:style-name="Tabela5.A2" office:value-type="string">
            <text:p text:style-name="P103">Endereço<text:span text:style-name="T12">¹</text:span></text:p>
          </table:table-cell>
          <table:table-cell table:style-name="Tabela5.A2" office:value-type="string">
            <text:p text:style-name="P95">Logradouro/Numero/Bairro/Cidade/CEP/UF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247">X</text:p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247">X</text:p>
          </table:table-cell>
        </table:table-row>
        <table:table-row>
          <table:table-cell table:style-name="Tabela5.A2" office:value-type="string">
            <text:p text:style-name="P103">CaracTitulo<text:span text:style-name="T12">²</text:span></text:p>
          </table:table-cell>
          <table:table-cell table:style-name="Tabela5.A2" office:value-type="string">
            <text:p text:style-name="P106">CaracTitulo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48"/>
          </table:table-cell>
          <table:table-cell table:style-name="Tabela5.A2" office:value-type="string">
            <text:p text:style-name="P215"/>
          </table:table-cell>
          <table:table-cell table:style-name="Tabela5.A2" office:value-type="string">
            <text:p text:style-name="P226">X</text:p>
          </table:table-cell>
          <table:table-cell table:style-name="Tabela5.I2" office:value-type="string">
            <text:p text:style-name="P211">X</text:p>
          </table:table-cell>
        </table:table-row>
        <table:table-row>
          <table:table-cell table:style-name="Tabela5.A2" office:value-type="string">
            <text:p text:style-name="P117">Tipo Inscricao</text:p>
          </table:table-cell>
          <table:table-cell table:style-name="Tabela5.A2" office:value-type="string">
            <text:p text:style-name="P87">TipoPessoa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211">X</text:p>
          </table:table-cell>
          <table:table-cell table:style-name="Tabela5.A2" office:value-type="string">
            <text:p text:style-name="P226">X</text:p>
          </table:table-cell>
          <table:table-cell table:style-name="Tabela5.I2" office:value-type="string">
            <text:p text:style-name="P211">X</text:p>
          </table:table-cell>
        </table:table-row>
        <table:table-row>
          <table:table-cell table:style-name="Tabela5.A2" office:value-type="string">
            <text:p text:style-name="P103">CNPJ<text:span text:style-name="T12">(CPF)</text:span></text:p>
          </table:table-cell>
          <table:table-cell table:style-name="Tabela5.A2" office:value-type="string">
            <text:p text:style-name="P94">CNPJCPF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211">X</text:p>
          </table:table-cell>
          <table:table-cell table:style-name="Tabela5.A2" office:value-type="string">
            <text:p text:style-name="P226">X</text:p>
          </table:table-cell>
          <table:table-cell table:style-name="Tabela5.I2" office:value-type="string">
            <text:p text:style-name="P211">X</text:p>
          </table:table-cell>
        </table:table-row>
        <table:table-row>
          <table:table-cell table:style-name="Tabela5.A2" office:value-type="string">
            <text:p text:style-name="P117">Telefone<text:span text:style-name="T12">¹</text:span></text:p>
          </table:table-cell>
          <table:table-cell table:style-name="Tabela5.A2" office:value-type="string">
            <text:p text:style-name="P124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211">X</text:p>
          </table:table-cell>
          <table:table-cell table:style-name="Tabela5.A2" office:value-type="string">
            <text:p text:style-name="P226">X</text:p>
          </table:table-cell>
          <table:table-cell table:style-name="Tabela5.I2" office:value-type="string">
            <text:p text:style-name="P211">X</text:p>
          </table:table-cell>
        </table:table-row>
        <table:table-row>
          <table:table-cell table:style-name="Tabela5.A2" office:value-type="string">
            <text:p text:style-name="P103">Cod. Cedente</text:p>
          </table:table-cell>
          <table:table-cell table:style-name="Tabela5.A2" office:value-type="string">
            <text:p text:style-name="P95">CodigoCedente</text:p>
          </table:table-cell>
          <table:table-cell table:style-name="Tabela5.A2" office:value-type="string">
            <text:p text:style-name="P136">X</text:p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6">X</text:p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215"/>
          </table:table-cell>
          <table:table-cell table:style-name="Tabela5.A2" office:value-type="string">
            <text:p text:style-name="P226">X</text:p>
          </table:table-cell>
          <table:table-cell table:style-name="Tabela5.I2" office:value-type="string">
            <text:p text:style-name="P215"/>
          </table:table-cell>
        </table:table-row>
        <table:table-row>
          <table:table-cell table:style-name="Tabela5.A2" office:value-type="string">
            <text:p text:style-name="P103">Cod. Transmissão</text:p>
          </table:table-cell>
          <table:table-cell table:style-name="Tabela5.A2" office:value-type="string">
            <text:p text:style-name="P107">CodTransmissão</text:p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40">X</text:p>
          </table:table-cell>
          <table:table-cell table:style-name="Tabela5.A2" office:value-type="string">
            <text:p text:style-name="P276">X</text:p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15"/>
          </table:table-cell>
        </table:table-row>
        <table:table-row table:style-name="Tabela5.12">
          <table:table-cell table:style-name="Tabela5.A2" office:value-type="string">
            <text:p text:style-name="P117">Convenio</text:p>
          </table:table-cell>
          <table:table-cell table:style-name="Tabela5.A2" office:value-type="string">
            <text:p text:style-name="P120">Convenio</text:p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40">X</text:p>
          </table:table-cell>
          <table:table-cell table:style-name="Tabela5.A2" office:value-type="string">
            <text:p text:style-name="P140">X</text:p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64">X</text:p>
          </table:table-cell>
        </table:table-row>
        <table:table-row>
          <table:table-cell table:style-name="Tabela5.A2" office:value-type="string">
            <text:p text:style-name="P117">DV Agencia <text:span text:style-name="T12">Conta</text:span></text:p>
          </table:table-cell>
          <table:table-cell table:style-name="Tabela5.A2" office:value-type="string">
            <text:p text:style-name="P111">DigitoVerificadorAgenciaConta</text:p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8"/>
          </table:table-cell>
          <table:table-cell table:style-name="Tabela5.I2" office:value-type="string">
            <text:p text:style-name="P215"/>
          </table:table-cell>
        </table:table-row>
        <table:table-row>
          <table:table-cell table:style-name="Tabela5.A2" office:value-type="string">
            <text:p text:style-name="P117">Fantasia<text:span text:style-name="T13">¹</text:span></text:p>
          </table:table-cell>
          <table:table-cell table:style-name="Tabela5.A2" office:value-type="string">
            <text:p text:style-name="P279">Não Implementado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1">X</text:p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31"/>
          </table:table-cell>
          <table:table-cell table:style-name="Tabela5.I2" office:value-type="string">
            <text:p text:style-name="P215"/>
          </table:table-cell>
        </table:table-row>
        <table:table-row>
          <table:table-cell table:style-name="Tabela5.A2" office:value-type="string">
            <text:p text:style-name="P117">Iden<text:span text:style-name="T13">t</text:span>Distribuicao</text:p>
          </table:table-cell>
          <table:table-cell table:style-name="Tabela5.A2" office:value-type="string">
            <text:p text:style-name="P280">Não Implementado</text:p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I2" office:value-type="string">
            <text:p text:style-name="P215"/>
          </table:table-cell>
        </table:table-row>
        <table:table-row>
          <table:table-cell table:style-name="Tabela5.A2" office:value-type="string">
            <text:p text:style-name="P117">Modalidade</text:p>
          </table:table-cell>
          <table:table-cell table:style-name="Tabela5.A2" office:value-type="string">
            <text:p text:style-name="P121">Modalidade</text:p>
          </table:table-cell>
          <table:table-cell table:style-name="Tabela5.A2" office:value-type="string">
            <text:p text:style-name="P141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8"/>
          </table:table-cell>
          <table:table-cell table:style-name="Tabela5.I2" office:value-type="string">
            <text:p text:style-name="P231">X</text:p>
          </table:table-cell>
        </table:table-row>
        <table:table-row>
          <table:table-cell table:style-name="Tabela5.A2" office:value-type="string">
            <text:p text:style-name="P117">Operacao</text:p>
          </table:table-cell>
          <table:table-cell table:style-name="Tabela5.A2" office:value-type="string">
            <text:p text:style-name="P279">Não Implementado</text:p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I2" office:value-type="string">
            <text:p text:style-name="P215"/>
          </table:table-cell>
        </table:table-row>
        <table:table-row>
          <table:table-cell table:style-name="Tabela5.A2" office:value-type="string">
            <text:p text:style-name="P117">Resp<text:span text:style-name="T14">on</text:span>Emissao</text:p>
          </table:table-cell>
          <table:table-cell table:style-name="Tabela5.A2" office:value-type="string">
            <text:p text:style-name="P88">RespEmis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40">X</text:p>
          </table:table-cell>
          <table:table-cell table:style-name="Tabela5.A2" office:value-type="string">
            <text:p text:style-name="P140">X</text:p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38"/>
          </table:table-cell>
          <table:table-cell table:style-name="Tabela5.A2" office:value-type="string">
            <text:p text:style-name="P138"/>
          </table:table-cell>
          <table:table-cell table:style-name="Tabela5.I2" office:value-type="string">
            <text:p text:style-name="P244">X</text:p>
          </table:table-cell>
        </table:table-row>
        <table:table-row>
          <table:table-cell table:style-name="Tabela5.A2" office:value-type="string">
            <text:p text:style-name="P117">TipoCarteira</text:p>
          </table:table-cell>
          <table:table-cell table:style-name="Tabela5.A2" office:value-type="string">
            <text:p text:style-name="P121">TipoCarteira</text:p>
          </table:table-cell>
          <table:table-cell table:style-name="Tabela5.A2" office:value-type="string">
            <text:p text:style-name="P143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I2" office:value-type="string">
            <text:p text:style-name="P215"/>
          </table:table-cell>
        </table:table-row>
        <table:table-row>
          <table:table-cell table:style-name="Tabela5.A2" office:value-type="string">
            <text:p text:style-name="P117">TipoDocumento</text:p>
          </table:table-cell>
          <table:table-cell table:style-name="Tabela5.A2" office:value-type="string">
            <text:p text:style-name="P121">TipoDocumento</text:p>
          </table:table-cell>
          <table:table-cell table:style-name="Tabela5.A2" office:value-type="string">
            <text:p text:style-name="P144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I2" office:value-type="string">
            <text:p text:style-name="P244">X</text:p>
          </table:table-cell>
        </table:table-row>
      </table:table>
      <text:p text:style-name="P19"/>
      <text:p text:style-name="P18"/>
      <text:p text:style-name="P18"><text:span text:style-name="T45">2. </text:span>Tabela com principais campos <text:span text:style-name="T33">do grupo ACBrBoleto.Banco</text:span> e quais bancos <text:span text:style-name="T33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99">Componente</text:p>
          </table:table-cell>
          <table:table-cell table:style-name="Tabela6.A1" office:value-type="string">
            <text:p text:style-name="P196">Monitor/ Lib</text:p>
          </table:table-cell>
          <table:table-cell table:style-name="Tabela6.A1" office:value-type="string">
            <text:p text:style-name="P167">Bradesco</text:p>
          </table:table-cell>
          <table:table-cell table:style-name="Tabela6.A1" office:value-type="string">
            <text:p text:style-name="P167">B<text:span text:style-name="T11">anco do </text:span>B<text:span text:style-name="T11">rasil</text:span></text:p>
          </table:table-cell>
          <table:table-cell table:style-name="Tabela6.A1" office:value-type="string">
            <text:p text:style-name="P167">Banco da Amazonia</text:p>
          </table:table-cell>
          <table:table-cell table:style-name="Tabela6.A1" office:value-type="string">
            <text:p text:style-name="P167">Banestes</text:p>
          </table:table-cell>
          <table:table-cell table:style-name="Tabela6.A1" office:value-type="string">
            <text:p text:style-name="P167">Itau</text:p>
          </table:table-cell>
          <table:table-cell table:style-name="Tabela6.A1" office:value-type="string">
            <text:p text:style-name="P167">Sicredi</text:p>
          </table:table-cell>
          <table:table-cell table:style-name="Tabela6.A1" office:value-type="string">
            <text:p text:style-name="P167">Mercantil</text:p>
          </table:table-cell>
          <table:table-cell table:style-name="Tabela6.A1" office:value-type="string">
            <text:p text:style-name="P167">C<text:span text:style-name="T16">aixa</text:span></text:p>
          </table:table-cell>
          <table:table-cell table:style-name="Tabela6.A1" office:value-type="string">
            <text:p text:style-name="P167">C<text:span text:style-name="T16">aixa (Sicob)</text:span></text:p>
          </table:table-cell>
          <table:table-cell table:style-name="Tabela6.A1" office:value-type="string">
            <text:p text:style-name="P167">H<text:span text:style-name="T17">SBC</text:span></text:p>
          </table:table-cell>
          <table:table-cell table:style-name="Tabela6.A1" office:value-type="string">
            <text:p text:style-name="P167">Ban<text:span text:style-name="T17">co <text:s/>Nordeste</text:span></text:p>
          </table:table-cell>
          <table:table-cell table:style-name="Tabela6.A1" office:value-type="string">
            <text:p text:style-name="P169">BRB</text:p>
          </table:table-cell>
          <table:table-cell table:style-name="Tabela6.A1" office:value-type="string">
            <text:p text:style-name="P167">B<text:span text:style-name="T17">IC</text:span></text:p>
          </table:table-cell>
          <table:table-cell table:style-name="Tabela6.A1" office:value-type="string">
            <text:p text:style-name="P167">S<text:span text:style-name="T17">afra</text:span></text:p>
          </table:table-cell>
          <table:table-cell table:style-name="Tabela6.A1" office:value-type="string">
            <text:p text:style-name="P170">Daycoval</text:p>
          </table:table-cell>
          <table:table-cell table:style-name="Tabela6.A1" office:value-type="string">
            <text:p text:style-name="P171">Pine</text:p>
          </table:table-cell>
          <table:table-cell table:style-name="Tabela6.S1" office:value-type="string">
            <text:p text:style-name="P172">Cecred</text:p>
          </table:table-cell>
        </table:table-row>
        <table:table-row>
          <table:table-cell table:style-name="Tabela6.A2" office:value-type="string">
            <text:p text:style-name="P125">Casas</text:p>
            <text:p text:style-name="P125">Decimais</text:p>
            <text:p text:style-name="P125">MoraJuros</text:p>
          </table:table-cell>
          <table:table-cell table:style-name="Tabela6.A2" office:value-type="string">
            <text:p text:style-name="P283">Não Implementado</text:p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9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S2" office:value-type="string">
            <text:p text:style-name="P151"/>
          </table:table-cell>
        </table:table-row>
        <table:table-row>
          <table:table-cell table:style-name="Tabela6.A2" office:value-type="string">
            <text:p text:style-name="P125">Layout</text:p>
            <text:p text:style-name="P125">Versao</text:p>
            <text:p text:style-name="P125">Arquivo*</text:p>
          </table:table-cell>
          <table:table-cell table:style-name="Tabela6.A2" office:value-type="string">
            <text:p text:style-name="P128">Versao</text:p>
            <text:p text:style-name="P128">Arquivo</text:p>
          </table:table-cell>
          <table:table-cell table:style-name="Tabela6.A2" office:value-type="string">
            <text:p text:style-name="P153">X</text:p>
          </table:table-cell>
          <table:table-cell table:style-name="Tabela6.A2" office:value-type="string">
            <text:p text:style-name="P158">X</text:p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S2" office:value-type="string">
            <text:p text:style-name="P162"/>
          </table:table-cell>
        </table:table-row>
        <table:table-row>
          <table:table-cell table:style-name="Tabela6.A2" office:value-type="string">
            <text:p text:style-name="P125">Layout</text:p>
            <text:p text:style-name="P125">VersaoLote*</text:p>
          </table:table-cell>
          <table:table-cell table:style-name="Tabela6.A2" office:value-type="string">
            <text:p text:style-name="P128">VersaoLote</text:p>
          </table:table-cell>
          <table:table-cell table:style-name="Tabela6.A2" office:value-type="string">
            <text:p text:style-name="P153">X</text:p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61">X</text:p>
          </table:table-cell>
          <table:table-cell table:style-name="Tabela6.A2" office:value-type="string">
            <text:p text:style-name="P161">X</text:p>
          </table:table-cell>
          <table:table-cell table:style-name="Tabela6.S2" office:value-type="string">
            <text:p text:style-name="P162"/>
          </table:table-cell>
        </table:table-row>
        <table:table-row>
          <table:table-cell table:style-name="Tabela6.A2" office:value-type="string">
            <text:p text:style-name="P126">Local</text:p>
            <text:p text:style-name="P126">Pagamento<text:span text:style-name="T15">³</text:span></text:p>
          </table:table-cell>
          <table:table-cell table:style-name="Tabela6.A2" office:value-type="string">
            <text:p text:style-name="P129">Local</text:p>
            <text:p text:style-name="P129">Pagamento</text:p>
          </table:table-cell>
          <table:table-cell table:style-name="Tabela6.A2" office:value-type="string">
            <text:p text:style-name="P158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49"/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9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S2" office:value-type="string">
            <text:p text:style-name="P155">X</text:p>
          </table:table-cell>
        </table:table-row>
      </table:table>
      <text:p text:style-name="P1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00">Componente</text:p>
          </table:table-cell>
          <table:table-cell table:style-name="Tabela7.A1" office:value-type="string">
            <text:p text:style-name="P194">Monitor/ Lib</text:p>
          </table:table-cell>
          <table:table-cell table:style-name="Tabela7.A1" office:value-type="string">
            <text:p text:style-name="P172">Uniprime XX</text:p>
          </table:table-cell>
          <table:table-cell table:style-name="Tabela7.A1" office:value-type="string">
            <text:p text:style-name="P173">Unicred XX</text:p>
          </table:table-cell>
          <table:table-cell table:style-name="Tabela7.A1" office:value-type="string">
            <text:p text:style-name="P165">B<text:span text:style-name="T18">anese</text:span></text:p>
          </table:table-cell>
          <table:table-cell table:style-name="Tabela7.A1" office:value-type="string">
            <text:p text:style-name="P168">C<text:span text:style-name="T18">redsis</text:span></text:p>
          </table:table-cell>
          <table:table-cell table:style-name="Tabela7.A1" office:value-type="string">
            <text:p text:style-name="P165">C<text:span text:style-name="T18">resol</text:span></text:p>
          </table:table-cell>
          <table:table-cell table:style-name="Tabela7.A1" office:value-type="string">
            <text:p text:style-name="P174">CitiBank</text:p>
          </table:table-cell>
          <table:table-cell table:style-name="Tabela7.A1" office:value-type="string">
            <text:p text:style-name="P175">ABC Brasil</text:p>
          </table:table-cell>
          <table:table-cell table:style-name="Tabela7.A1" office:value-type="string">
            <text:p text:style-name="P176">Bancoob</text:p>
          </table:table-cell>
          <table:table-cell table:style-name="Tabela7.A1" office:value-type="string">
            <text:p text:style-name="P176">Banrisul</text:p>
          </table:table-cell>
          <table:table-cell table:style-name="Tabela7.L1" office:value-type="string">
            <text:p text:style-name="P166">S<text:span text:style-name="T32">antander</text:span></text:p>
          </table:table-cell>
        </table:table-row>
        <table:table-row>
          <table:table-cell table:style-name="Tabela7.A2" office:value-type="string">
            <text:p text:style-name="P125">Casas</text:p>
            <text:p text:style-name="P125">Decimais</text:p>
            <text:p text:style-name="P125">MoraJuros</text:p>
          </table:table-cell>
          <table:table-cell table:style-name="Tabela7.A2" office:value-type="string">
            <text:p text:style-name="P283">Não Implementado</text:p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L2" office:value-type="string">
            <text:p text:style-name="P156">X</text:p>
          </table:table-cell>
        </table:table-row>
        <table:table-row>
          <table:table-cell table:style-name="Tabela7.A2" office:value-type="string">
            <text:p text:style-name="P125">Layout</text:p>
            <text:p text:style-name="P125">Versao</text:p>
            <text:p text:style-name="P125">Arquivo*</text:p>
          </table:table-cell>
          <table:table-cell table:style-name="Tabela7.A2" office:value-type="string">
            <text:p text:style-name="P128">Versao</text:p>
            <text:p text:style-name="P128">Arquivo</text:p>
          </table:table-cell>
          <table:table-cell table:style-name="Tabela7.A2" office:value-type="string">
            <text:p text:style-name="P156"/>
          </table:table-cell>
          <table:table-cell table:style-name="Tabela7.A2" office:value-type="string">
            <text:p text:style-name="P164"/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60">X</text:p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L2" office:value-type="string">
            <text:p text:style-name="P156">X</text:p>
          </table:table-cell>
        </table:table-row>
        <table:table-row>
          <table:table-cell table:style-name="Tabela7.A2" office:value-type="string">
            <text:p text:style-name="P125">Layout</text:p>
            <text:p text:style-name="P125">VersaoLote*</text:p>
          </table:table-cell>
          <table:table-cell table:style-name="Tabela7.A2" office:value-type="string">
            <text:p text:style-name="P128">VersaoLote</text:p>
          </table:table-cell>
          <table:table-cell table:style-name="Tabela7.A2" office:value-type="string">
            <text:p text:style-name="P156"/>
          </table:table-cell>
          <table:table-cell table:style-name="Tabela7.A2" office:value-type="string">
            <text:p text:style-name="P164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A2" office:value-type="string">
            <text:p text:style-name="P152"/>
          </table:table-cell>
          <table:table-cell table:style-name="Tabela7.L2" office:value-type="string">
            <text:p text:style-name="P156">X</text:p>
          </table:table-cell>
        </table:table-row>
        <table:table-row>
          <table:table-cell table:style-name="Tabela7.A2" office:value-type="string">
            <text:p text:style-name="P125">Local</text:p>
            <text:p text:style-name="P125">Pagamento<text:span text:style-name="T15">³</text:span></text:p>
          </table:table-cell>
          <table:table-cell table:style-name="Tabela7.A2" office:value-type="string">
            <text:p text:style-name="P129">Local</text:p>
            <text:p text:style-name="P129">Pagamento</text:p>
          </table:table-cell>
          <table:table-cell table:style-name="Tabela7.A2" office:value-type="string">
            <text:p text:style-name="P155">X</text:p>
          </table:table-cell>
          <table:table-cell table:style-name="Tabela7.A2" office:value-type="string">
            <text:p text:style-name="P155">X</text:p>
          </table:table-cell>
          <table:table-cell table:style-name="Tabela7.A2" office:value-type="string">
            <text:p text:style-name="P155">X</text:p>
          </table:table-cell>
          <table:table-cell table:style-name="Tabela7.A2" office:value-type="string">
            <text:p text:style-name="P155">X</text:p>
          </table:table-cell>
          <table:table-cell table:style-name="Tabela7.A2" office:value-type="string">
            <text:p text:style-name="P155">X</text:p>
          </table:table-cell>
          <table:table-cell table:style-name="Tabela7.A2" office:value-type="string">
            <text:p text:style-name="P155">X</text:p>
          </table:table-cell>
          <table:table-cell table:style-name="Tabela7.A2" office:value-type="string">
            <text:p text:style-name="P163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L2" office:value-type="string">
            <text:p text:style-name="P157">X</text:p>
          </table:table-cell>
        </table:table-row>
      </table:table>
      <text:p text:style-name="P21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68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91">Componente</text:p>
          </table:table-cell>
          <table:table-cell table:style-name="Tabela3.A2" office:value-type="string">
            <text:p text:style-name="P195">Monitor/ Lib</text:p>
          </table:table-cell>
          <table:table-cell table:style-name="Tabela3.A2" office:value-type="string">
            <text:p text:style-name="P185">Banco do Brasil Sicoob</text:p>
          </table:table-cell>
          <table:table-cell table:style-name="Tabela3.A2" office:value-type="string">
            <text:p text:style-name="P179">S<text:span text:style-name="T19">afra Bradesco</text:span></text:p>
          </table:table-cell>
          <table:table-cell table:style-name="Tabela3.A2" office:value-type="string">
            <text:p text:style-name="P185">Pine Bradesco</text:p>
          </table:table-cell>
          <table:table-cell table:style-name="Tabela3.F2" office:value-type="string">
            <text:p text:style-name="P9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25">CasasDecimaisMoraJuros</text:p>
          </table:table-cell>
          <table:table-cell table:style-name="Tabela3.A2" office:value-type="string">
            <text:p text:style-name="P130">Não Implementado</text:p>
          </table:table-cell>
          <table:table-cell table:style-name="Tabela3.A2" office:value-type="string">
            <text:p text:style-name="P134"/>
          </table:table-cell>
          <table:table-cell table:style-name="Tabela3.A2" office:value-type="string">
            <text:p text:style-name="P134"/>
          </table:table-cell>
          <table:table-cell table:style-name="Tabela3.A2" office:value-type="string">
            <text:p text:style-name="P134"/>
          </table:table-cell>
          <table:table-cell table:style-name="Tabela3.F2" office:value-type="string">
            <text:p text:style-name="P134"/>
          </table:table-cell>
        </table:table-row>
        <table:table-row>
          <table:table-cell table:style-name="Tabela3.A2" office:value-type="string">
            <text:p text:style-name="P125">LayoutVersaoArquivo*</text:p>
          </table:table-cell>
          <table:table-cell table:style-name="Tabela3.A2" office:value-type="string">
            <text:p text:style-name="P128">VersaoArquivo</text:p>
          </table:table-cell>
          <table:table-cell table:style-name="Tabela3.A2" office:value-type="string">
            <text:p text:style-name="P145"/>
          </table:table-cell>
          <table:table-cell table:style-name="Tabela3.A2" office:value-type="string">
            <text:p text:style-name="P134"/>
          </table:table-cell>
          <table:table-cell table:style-name="Tabela3.A2" office:value-type="string">
            <text:p text:style-name="P134"/>
          </table:table-cell>
          <table:table-cell table:style-name="Tabela3.F2" office:value-type="string">
            <text:p text:style-name="P137"/>
          </table:table-cell>
        </table:table-row>
        <table:table-row>
          <table:table-cell table:style-name="Tabela3.A2" office:value-type="string">
            <text:p text:style-name="P125">LayoutVersaoLote*</text:p>
          </table:table-cell>
          <table:table-cell table:style-name="Tabela3.A2" office:value-type="string">
            <text:p text:style-name="P128">VersaoLote</text:p>
          </table:table-cell>
          <table:table-cell table:style-name="Tabela3.A2" office:value-type="string">
            <text:p text:style-name="P134"/>
          </table:table-cell>
          <table:table-cell table:style-name="Tabela3.A2" office:value-type="string">
            <text:p text:style-name="P134"/>
          </table:table-cell>
          <table:table-cell table:style-name="Tabela3.A2" office:value-type="string">
            <text:p text:style-name="P134"/>
          </table:table-cell>
          <table:table-cell table:style-name="Tabela3.F2" office:value-type="string">
            <text:p text:style-name="P137"/>
          </table:table-cell>
        </table:table-row>
        <table:table-row>
          <table:table-cell table:style-name="Tabela3.A2" office:value-type="string">
            <text:p text:style-name="P125">LocalPagamento<text:span text:style-name="T15">³</text:span></text:p>
          </table:table-cell>
          <table:table-cell table:style-name="Tabela3.A2" office:value-type="string">
            <text:p text:style-name="P129">LocalPagamento</text:p>
          </table:table-cell>
          <table:table-cell table:style-name="Tabela3.A2" office:value-type="string">
            <text:p text:style-name="P146">X</text:p>
          </table:table-cell>
          <table:table-cell table:style-name="Tabela3.A2" office:value-type="string">
            <text:p text:style-name="P146">X</text:p>
          </table:table-cell>
          <table:table-cell table:style-name="Tabela3.A2" office:value-type="string">
            <text:p text:style-name="P146">X</text:p>
          </table:table-cell>
          <table:table-cell table:style-name="Tabela3.F2" office:value-type="string">
            <text:p text:style-name="P146">X</text:p>
          </table:table-cell>
        </table:table-row>
        <table:table-row>
          <table:table-cell table:style-name="Tabela3.A2" office:value-type="string">
            <text:p text:style-name="P127">NumeroCorrespondente<text:span text:style-name="T30">³</text:span></text:p>
          </table:table-cell>
          <table:table-cell table:style-name="Tabela3.A2" office:value-type="string">
            <text:p text:style-name="P128">NumeroCorrespondente</text:p>
          </table:table-cell>
          <table:table-cell table:style-name="Tabela3.A2" office:value-type="string">
            <text:p text:style-name="P139">X</text:p>
          </table:table-cell>
          <table:table-cell table:style-name="Tabela3.A2" office:value-type="string">
            <text:p text:style-name="P139">X</text:p>
          </table:table-cell>
          <table:table-cell table:style-name="Tabela3.A2" office:value-type="string">
            <text:p text:style-name="P139">X</text:p>
          </table:table-cell>
          <table:table-cell table:style-name="Tabela3.F2" office:value-type="string">
            <text:p text:style-name="P139">X</text:p>
          </table:table-cell>
        </table:table-row>
      </table:table>
      <text:p text:style-name="P4"/>
      <text:p text:style-name="P5">¹ <text:span text:style-name="T31">Informações utilizadas somente para impressão do boleto</text:span></text:p>
      <text:p text:style-name="P8"/>
      <text:p text:style-name="P5">² <text:span text:style-name="T31">Propriedade que poder informada tanto no cedente, quanto no titulo, se informado no cedente o titulo herdará o mesmo valor.</text:span></text:p>
      <text:p text:style-name="P8"/>
      <text:p text:style-name="P5">³ <text:span text:style-name="T31">Componente atribui valor default conforme regras dos bancos.</text:span></text:p>
      <text:p text:style-name="P8"/>
      <text:p text:style-name="P8"/>
      <text:p text:style-name="P8"/>
      <text:p text:style-name="P23">3. Outras Informações Importantes</text:p>
      <text:p text:style-name="P24"/>
      <text:p text:style-name="P24">Obs.: <text:span text:style-name="T60">Para Integração Bancária por WebService ou API, consulte o tópico abaixo para saber os bancos com essa disponibilidade e os campos específicos para integração WEB.</text:span></text:p>
      <text:p text:style-name="P25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3"/>
      <text:p text:style-name="P8"/>
      <text:p text:style-name="P26"/>
      <text:p text:style-name="P26"><text:span text:style-name="T46">3.1 </text:span>Banco do Brasil</text:p>
      <text:p text:style-name="P40"/>
      <text:p text:style-name="P46">ACBrBoleto.Banco.LayoutVersaoArquivo: Informar a versão do layout sendo utilizado, assume valor default caso nada seja informado.</text:p>
      <text:p text:style-name="P40"/>
      <text:p text:style-name="P40">ACBrBoleto.Cedente.Convenio: deve-se informar o convênio sem 0 a esquerda, pois junto com a carteira determina a quantidade de digitos livres para uso no nosso número.</text:p>
      <text:p text:style-name="P40"/>
      <text:p text:style-name="P40">Modalidade: Informar o valor chamado de variação pelo banco.</text:p>
      <text:p text:style-name="P40"/>
      <text:p text:style-name="P81">DataLimitePagto: esse campo é utilizado para cálculo dos dias para recebimento após vencimento.</text:p>
      <text:p text:style-name="P81"/>
      <text:p text:style-name="P40"/>
      <text:p text:style-name="P27"/>
      <text:p text:style-name="P27"><text:span text:style-name="T46">3.2 </text:span>Banestes</text:p>
      <text:p text:style-name="P50"><text:soft-page-break/></text:p>
      <text:p text:style-name="P50">Modalidade: Tipo de cobrança informado pelo banco, com valores possíveis conforme manual do banco (2, 3, 4, 5, 6 e 7), usado para montar o campo AsBace.</text:p>
      <text:p text:style-name="P40"/>
      <text:p text:style-name="P28"/>
      <text:p text:style-name="P28"/>
      <text:p text:style-name="P28"><text:span text:style-name="T46">3.3 </text:span>Sicredi</text:p>
      <text:p text:style-name="P51"/>
      <text:p text:style-name="P51">ACBrTitulo.ACBrBoleto.Cedente.AgenciaDigito: Valor informado pelo banco como Posto Beneficiário, com 2 digitos.</text:p>
      <text:p text:style-name="P51"/>
      <text:p text:style-name="P41">Modalidade: Tipo de cobrança, 1- Com Registro ou diferente de 1 -Sem registro (atualmente em vigor somente cobrança com registro).</text:p>
      <text:p text:style-name="P51"/>
      <text:p text:style-name="P51">Titulo[x].CodigoGeração: Valor definido pelo banco como sendo o Byte de geração.</text:p>
      <text:p text:style-name="P51"/>
      <text:p text:style-name="P52">Titulo[x].CodigoMora: A- Valor ou B-Percentual.</text:p>
      <text:p text:style-name="P73"/>
      <text:p text:style-name="P53">Titulo[x].Informativo: Stringlist para envio de texto a ser impresso no boleto quando o mesmo é feito pelo banco.</text:p>
      <text:p text:style-name="P53"/>
      <text:p text:style-name="P51"/>
      <text:p text:style-name="P29"/>
      <text:p text:style-name="P29"><text:span text:style-name="T46">3.4 </text:span>Caixa Econômica Sicob</text:p>
      <text:p text:style-name="P61"/>
      <text:p text:style-name="P54">Titulo[x].Carteira: Informar RG para cobrança registrada e SR para cobrança sem registro (em vigor somente a registrada)</text:p>
      <text:p text:style-name="P74"/>
      <text:p text:style-name="P74"><text:span text:style-name="T1">Titulo[x]</text:span>.CarteiraEnvio: <text:span text:style-name="T2">Informar TceCedente para emissão do boleto pelo beneficiário e TceBanco para emissão pelo banco.</text:span></text:p>
      <text:p text:style-name="P74"/>
      <text:p text:style-name="P74"/>
      <text:p text:style-name="P30"/>
      <text:p text:style-name="P30"><text:span text:style-name="T46">3.5 </text:span>Caixa Econômica (SIGCB)</text:p>
      <text:p text:style-name="P42"/>
      <text:p text:style-name="P42">ACBrBoleto.Cedente.Convenio: deve-se informar o convênio incluíndo o Código de Operação.</text:p>
      <text:p text:style-name="P75"/>
      <text:p text:style-name="P76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6"/>
      <text:p text:style-name="P76"/>
      <text:p text:style-name="P31"/>
      <text:p text:style-name="P31"/>
      <text:p text:style-name="P31"><text:span text:style-name="T46">3.6 </text:span>HSBC</text:p>
      <text:p text:style-name="P62"/>
      <text:p text:style-name="P55">Titulo[x].Carteira: Informar CSB / 1 – Carteira Registrada ou CNR / 2 – Carteira Sem Registro. (Atualmente somente Carteira Registrada em vigor)</text:p>
      <text:p text:style-name="P77"/>
      <text:p text:style-name="P63"><text:soft-page-break/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63"/>
      <text:p text:style-name="P63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63"/>
      <text:p text:style-name="P64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4"/>
      <text:p text:style-name="P65">Quando a multa for cobrada logo após o vencimento, a propriedade <text:span text:style-name="T1">Titulo[x].</text:span>Instrucao1 deverá receber o valor 24.</text:p>
      <text:p text:style-name="P39"/>
      <text:p text:style-name="P39"/>
      <text:p text:style-name="P39"/>
      <text:p text:style-name="P56"><text:span text:style-name="T50">3.7 </text:span><text:span text:style-name="T51">Ban</text:span><text:span text:style-name="T52">co do Nordeste</text:span></text:p>
      <text:p text:style-name="P66"/>
      <text:p text:style-name="P57">Titulo[x].Carteira: Informar 01- Cobrança Simples Escritural, 02- Cobrança Vinculada, 04-Cobrança Simples, 05- Cobrança Vinculada ou I-Cobrança Simplificada.</text:p>
      <text:p text:style-name="P77"/>
      <text:p text:style-name="P78">Cedente.CaracTitulo: <text:span text:style-name="T6">Informar tcSimples para Cobrança Simples ou tcVinculada para cobrança vinculada.</text:span></text:p>
      <text:p text:style-name="P78"/>
      <text:p text:style-name="P78">Cedente.ResponEmissao: <text:span text:style-name="T6">Informar tbBancoEmite para emissão pelo banco ou tbCliEmite para emissão pelo beneficiário.</text:span></text:p>
      <text:p text:style-name="P78"/>
      <text:p text:style-name="P32"/>
      <text:p text:style-name="P32"/>
      <text:p text:style-name="P32"><text:span text:style-name="T46">3.8 </text:span>Banco BRB</text:p>
      <text:p text:style-name="P67"/>
      <text:p text:style-name="P79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9"/>
      <text:p text:style-name="P33"/>
      <text:p text:style-name="P33"/>
      <text:p text:style-name="P33"><text:span text:style-name="T46">3.9 </text:span>Banco Safra</text:p>
      <text:p text:style-name="P68"/>
      <text:p text:style-name="P68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8"/>
      <text:p text:style-name="P68"><text:span text:style-name="T1">Titulo[x].</text:span>ValorAbatimento: Se informado multa, o mesmo não derá incluido na remessa, uma vez que neste banco são usadas as mesmas posições.</text:p>
      <text:p text:style-name="P68"/>
      <text:p text:style-name="P68">Banco Safra Bradesco</text:p>
      <text:p text:style-name="P68"/>
      <text:p text:style-name="P68"><text:span text:style-name="T1">Titulo[x].</text:span>CaracTitulo: Informe aqui a informação passada pelo banco como Código da Carteira, sendo tcSimples(1) ou tcVinculada(2).</text:p>
      <text:p text:style-name="P68"><text:soft-page-break/></text:p>
      <text:p text:style-name="P34"/>
      <text:p text:style-name="P34"/>
      <text:p text:style-name="P34"><text:span text:style-name="T46">3.10 </text:span>Cecred</text:p>
      <text:p text:style-name="P71"/>
      <text:p text:style-name="P69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5"/>
      <text:p text:style-name="P35"/>
      <text:p text:style-name="P35"/>
      <text:p text:style-name="P35"><text:span text:style-name="T46">3.11 </text:span>Banco ABC Brasil</text:p>
      <text:p text:style-name="P72"/>
      <text:p text:style-name="P72">Cedente.IdentDistribuicao: <text:span text:style-name="T9">Informar de quem é a responsabilidade de distriibuição dos boletos, <text:s/>tbBancoDistribui ou tbClienteDistribui.</text:span></text:p>
      <text:p text:style-name="P72"/>
      <text:p text:style-name="P70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79"/>
      <text:p text:style-name="P60">Titulo[x].DataProtesto: Somente será adicionada a remessa se não houver sido informada nenhuma informação a propriedade Titulo[x].Instrucao1.</text:p>
      <text:p text:style-name="P80"/>
      <text:p text:style-name="P60">Titulo[x].DataProtesto: Somente será adicionada a remessa se não houver sido informada nenhuma informação a propriedade Titulo[x].Instrucao1.</text:p>
      <text:p text:style-name="P80"/>
      <text:p text:style-name="P60">Titulo[x].Instrucao2: Informar 1, 2 ou 3 conforme opção para baixa ou devolução do titulo, se nada for informado será adicionado automaticamente o código para Não Baixar.</text:p>
      <text:p text:style-name="P80"/>
      <text:p text:style-name="P58">Titulo[x].InstrucaoX: Se alguma das instruções contiver o código 94, a primeira mensagem da lista de mensagens será incluída no registro do Tipo 1 e as demais no registro especifico para mensagens.</text:p>
      <text:p text:style-name="P58"/>
      <text:p text:style-name="P36"/>
      <text:p text:style-name="P36"/>
      <text:p text:style-name="P36"/>
      <text:p text:style-name="P36">3.12 UnicredES</text:p>
      <text:p text:style-name="P43"/>
      <text:p text:style-name="P47">ACBrBoleto.Banco.LayoutVersao<text:span text:style-name="T48">Lote</text:span>: Informar <text:s/>“<text:span text:style-name="T49">44</text:span><text:span text:style-name="T48">” para que a remessa seja gerada com o valor “</text:span><text:span text:style-name="T49">UNICRED</text:span><text:span text:style-name="T48">” ou “</text:span><text:span text:style-name="T49">944</text:span><text:span text:style-name="T48">” para <text:s/>ter o valor “</text:span><text:span text:style-name="T49">UNICRED DO BRASIL</text:span><text:span text:style-name="T48">” no header do arquivo.</text:span></text:p>
      <text:p text:style-name="P318"><text:line-break/><text:span text:style-name="T82">Validação “identificação de titulo caucionável” </text:span><text:span text:style-name="T83">(</text:span><text:span text:style-name="T82">posição 108 </text:span><text:span text:style-name="T84">CNAB 240</text:span><text:span text:style-name="T83">)</text:span><text:span text:style-name="T82">, informar </text:span><text:span text:style-name="T83">as propriedades</text:span><text:span text:style-name="T82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47"/>
      <text:p text:style-name="P47"/>
      <text:p text:style-name="P38"/>
      <text:p text:style-name="P38"/>
      <text:p text:style-name="P38">3.1<text:span text:style-name="T57">3</text:span> <text:span text:style-name="T57">Banco Itaú</text:span></text:p>
      <text:p text:style-name="P45"><text:soft-page-break/></text:p>
      <text:p text:style-name="P82">Para Protesto <text:span text:style-name="T58">ou</text:span> Negativação preencher os campos: </text:p>
      <text:p text:style-name="P82"/>
      <text:p text:style-name="P59">Titulo[x].CodigoNegativacao: <text:span text:style-name="T57">Utilizar Código “7” para Negativação ou códigos para Protesto “1” ProtestoDiasCorrido, “2” </text:span>Protest<text:span text:style-name="T57">oDias</text:span>Uteis. </text:p>
      <text:p text:style-name="P59"/>
      <text:p text:style-name="P59">Titulo[x].<text:span text:style-name="T57">DataProtestoNegativacao ou </text:span>Titulo[x].<text:span text:style-name="T58">DataProtesto</text:span></text:p>
      <text:p text:style-name="P59"/>
      <text:p text:style-name="P37"/>
      <text:p text:style-name="P37"/>
      <text:p text:style-name="P37">3.1<text:span text:style-name="T59">4</text:span> <text:span text:style-name="T59">Banco Inter</text:span></text:p>
      <text:p text:style-name="P44"/>
      <text:p text:style-name="P48"><text:span text:style-name="T59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8"/>
      <text:p text:style-name="P48"><text:span text:style-name="T53">Carteira 110:</text:span><text:span text:style-name="T81"> </text:span><text:span text:style-name="T59">N</text:span>ecessário registrar primeiro a remessa para obter o nosso número de posse do nosso número é possível realizar a impressão da ficha de compensação</text:p>
      <text:p text:style-name="P48"/>
      <text:p text:style-name="P306"><text:span text:style-name="T44">Diferenças entre a carteira 110 e 112:</text:span><text:span text:style-name="T40"><text:line-break/><text:line-break/>Carteira </text:span><text:span text:style-name="T44">110</text:span><text:span text:style-name="T40">: Você precisa aguardar o retorno do banco para capturar o NossoNumero criado por eles (utiliza-se o seuNumero para que você possa identificar o retorno)<text:line-break/>Carteira </text:span><text:span text:style-name="T44">112</text:span><text:span text:style-name="T40">: <text:s/>Você já envia o boleto com o NossoNumero, não depende do retorno do Inter como na carteira 110.</text:span></text:p>
      <text:p text:style-name="P49"/>
      <text:p text:style-name="P83">Para comunicação com a API, necessário no banco Inter alimentar as propriedades em WebService além dos campos tradicionais ClientID, ClientSecret :</text:p>
      <text:p text:style-name="P83"/>
      <text:p text:style-name="P299"><text:span text:style-name="T61">ArquivoCRT = Caminho e arq CRT ('C:\INTER\InterAPI_Certificado.crt') <text:line-break/></text:span><text:span text:style-name="T34">ArquivoKEY = Caminho e arq Key ('C:\INTER\InterAPI_Chave.key') </text:span></text:p>
      <text:p text:style-name="P17">Scope = (conforme manual/documentação) </text:p>
      <text:p text:style-name="P17"/>
      <text:p text:style-name="P305"><text:span text:style-name="T43">Atenção para quem quer utilizar boleto híbrido:</text:span><text:span text:style-name="T34"><text:line-break/></text:span><text:span text:style-name="T39">É necessário você salvar a informação de retorno da propriedade “</text:span><text:span text:style-name="T43">NossoNumeroCorrespondente</text:span><text:span text:style-name="T39">” que é devolvida após a inclusão.<text:line-break/>Esta propriedade é necessária para realizar as consultas, alterações e baixas na API Cobrança Inter PIX </text:span></text:p>
      <text:p text:style-name="P316"><text:span text:style-name="T34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4">clique aqui</text:span></text:a></text:p>
      <text:p text:style-name="P306"><text:span text:style-name="T37"><text:line-break/>Saiba </text:span><text:span text:style-name="T39">Como configurar,</text:span><text:span text:style-name="T3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7">clique aqui</text:span></text:a></text:p>
      <text:p text:style-name="P20"/>
      <text:p text:style-name="P20"/>
      <text:p text:style-name="P20"/>
      <text:p text:style-name="P300"><text:span text:style-name="T41">3.</text:span><text:span text:style-name="T42">15 Banco BS2</text:span><text:span text:style-name="T38"><text:line-break/><text:line-break/>Atualmente existem 02 (dois) layout’s de Remessa – registro Header (duas versões de manuais)<text:line-break/><text:line-break/></text:span><text:soft-page-break/><text:span text:style-name="T65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07"/>
      <text:p text:style-name="P301"><text:span text:style-name="T65">Para garantir que seu sistema esteja configurado corretamente, é importante que a propriedade LayoutVersaoArquivo esteja devidamente parametrizada.</text:span><text:span text:style-name="T26"> </text:span></text:p>
      <text:p text:style-name="P284"/>
      <text:p text:style-name="P285"/>
      <text:p text:style-name="P285"/>
      <text:p text:style-name="P304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67">Atenção com os preenchimentos dos dados.<text:line-break/>No campo “Digito da agência” informar o Número do Posto.<text:line-break/></text:span><text:span text:style-name="T70">No campo “Agência” informar o Cooperativa.</text:span><text:span text:style-name="T67"><text:line-break/><text:line-break/>Para API, as chaves </text:span><text:span text:style-name="T68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312"/>
      <text:p text:style-name="P312"/>
      <text:p text:style-name="P312"/>
      <text:p text:style-name="P304"><text:span text:style-name="T73">3.</text:span><text:span text:style-name="T74">1</text:span><text:span text:style-name="T75">7</text:span><text:span text:style-name="T74"> Banco </text:span><text:span text:style-name="T75">Santander<text:line-break/><text:line-break/></text:span><text:span text:style-name="T72">Necessário o código de transmissão fornecido pelo banco.<text:line-break/>Carteira, exemplo : 05, 06, 04<text:line-break/>Modalidade, exemplo: 101,102,201</text:span></text:p>
      <text:p text:style-name="P309"/>
      <text:p text:style-name="P309"/>
      <text:p text:style-name="P309"/>
      <text:p text:style-name="P309"/>
      <text:p text:style-name="P304"><text:span text:style-name="T75">3.18 Banco MoneyPlus</text:span><text:span text:style-name="T72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72">LayoutVersaoArquivo</text:span></text:span><text:span text:style-name="T72"> = 2 ;<text:line-break/></text:span><text:span text:style-name="Strong_20_Emphasis"><text:span text:style-name="T72">LayoutVersaoArquivo diferente de 2, é assumido </text:span></text:span><text:span text:style-name="T72">Layout da XP Investimentos.</text:span></text:p>
      <text:p text:style-name="P308"/>
      <text:p text:style-name="P313"/>
      <text:p text:style-name="P313"/>
      <text:p text:style-name="P313"/>
      <text:p text:style-name="P304"><text:span text:style-name="T76">3.19 Banco Mercantil</text:span><text:span text:style-name="T69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</text:span><text:soft-page-break/><text:span text:style-name="T69">Então na propriedade “Modalidade” você deve informar 30, ficando </text:span><text:span text:style-name="T67"><text:line-break/>Modalidade </text:span><text:span text:style-name="T69">= 30</text:span></text:p>
      <text:p text:style-name="P314"/>
      <text:p text:style-name="P314"/>
      <text:p text:style-name="P314"/>
      <text:p text:style-name="P314"/>
      <text:p text:style-name="P304"><text:span text:style-name="T76">3.</text:span><text:span text:style-name="T77">20</text:span><text:span text:style-name="T76"> </text:span><text:span text:style-name="T77">Banco Athena Bradesco</text:span><text:span text:style-name="T69"><text:line-break/><text:line-break/>No Banco </text:span><text:span text:style-name="T71">Athena Bradesco CNAB 400 informar os dados referente a NFe</text:span></text:p>
      <text:p text:style-name="P310"/>
      <text:p text:style-name="P302"><text:span text:style-name="T69">Exemplo </text:span><text:span text:style-name="T71">Delphi/Lazarus</text:span><text:span text:style-name="T69">: <text:line-break/>DadosNota := FACBrBoleto.CriarTituloNaLista.CriarNFeNaLista;</text:span></text:p>
      <text:p text:style-name="P310">DadosNota.NumNFe <text:s text:c="4"/>:= '001';</text:p>
      <text:p text:style-name="P310">DadosNota.ValorNFe <text:s text:c="2"/>:= 100.00;</text:p>
      <text:p text:style-name="P302"><text:span text:style-name="T69">DadosNota.EmissaoNFe := </text:span><text:span text:style-name="T71">01/11/2023;</text:span></text:p>
      <text:p text:style-name="P310">DadosNota.ChaveNFe <text:s text:c="2"/>:= '12333322288811000103552211230912751230003950';</text:p>
      <text:p text:style-name="P310"/>
      <text:p text:style-name="P315"><text:span text:style-name="T69">E</text:span><text:span text:style-name="T66">xemplo INI para ACBrMonitor ou ACBrLibBoleto:</text:span></text:p>
      <text:p text:style-name="P311">[NFe1-1] </text:p>
      <text:p text:style-name="P311">NumNFe='001' </text:p>
      <text:p text:style-name="P311">ValorNFe=100.00</text:p>
      <text:p text:style-name="P311">EmissaoNFe=01/11/2023</text:p>
      <text:p text:style-name="P311">ChaveNFe='12333322288811000103552211230912751230003950'</text:p>
      <text:p text:style-name="P311"/>
      <text:p text:style-name="P7"/>
      <text:p text:style-name="P7"/>
      <text:p text:style-name="P303"><text:span text:style-name="T54">3.</text:span><text:span text:style-name="T55">20</text:span><text:span text:style-name="T54"> </text:span><text:span text:style-name="T55">Banco </text:span><text:span text:style-name="T56">Daycoval</text:span><text:span text:style-name="T80"><text:line-break/><text:line-break/>No Banco </text:span><text:span text:style-name="T79">Daycoval existem até o momento 3 (Três) versões de layouts diferentes, então é necessário determinar a propriedade LayOutVersãoLote com um dos valores da tabela abaixo:<text:line-break/><text:line-break/></text:span><text:span text:style-name="T62">ACBrBoleto.Banco.LayoutVersao</text:span><text:span text:style-name="T63">Lote </text:span><text:span text:style-name="T64">= 3 (quando o código de remessa citado no manual for igual a 3)</text:span></text:p>
      <text:p text:style-name="P303"><text:span text:style-name="T62">ACBrBoleto.Banco.LayoutVersao</text:span><text:span text:style-name="T63">Lote </text:span><text:span text:style-name="T64">= 4 (quando o código de remessa citado no manual for igual a 4)</text:span></text:p>
      <text:p text:style-name="P303"><text:span text:style-name="T62">ACBrBoleto.Banco.LayoutVersao</text:span><text:span text:style-name="T63">Lote </text:span><text:span text:style-name="T64">= 6 (quando o código de remessa citado no manual for igual a 6 - Padrão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5-31T09:14:11.925000000</dc:date>
    <meta:editing-duration>P1DT16H9M8S</meta:editing-duration>
    <meta:editing-cycles>61</meta:editing-cycles>
    <meta:generator>LibreOffice/7.4.3.2$Windows_X86_64 LibreOffice_project/1048a8393ae2eeec98dff31b5c133c5f1d08b890</meta:generator>
    <meta:document-statistic meta:table-count="8" meta:image-count="0" meta:object-count="0" meta:page-count="14" meta:paragraph-count="889" meta:word-count="2384" meta:character-count="14951" meta:non-whitespace-character-count="13415"/>
    <meta:user-defined meta:name="DocumentEncoding">utf-8</meta:user-defined>
    <meta:user-defined meta:name="HTML" meta:value-type="boolean">true</meta:user-defined>
  </office:meta>
</office:document-meta>
</file>